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14000023A98F057A7C.svm"/>
  <manifest:file-entry manifest:media-type="" manifest:full-path="Pictures/2000000700003C420000268EE6FC73A0.svm"/>
  <manifest:file-entry manifest:media-type="" manifest:full-path="Pictures/2000000700003CE1000027CBD5560A81.svm"/>
  <manifest:file-entry manifest:media-type="" manifest:full-path="Pictures/2000000700003BA30000226CA970713F.svm"/>
  <manifest:file-entry manifest:media-type="" manifest:full-path="Pictures/20000007000069F100004663A194178D.svm"/>
  <manifest:file-entry manifest:media-type="" manifest:full-path="Pictures/20000007000048DE00002A46E947F049.svm"/>
  <manifest:file-entry manifest:media-type="" manifest:full-path="Pictures/20000007000058FE0000480AD12423F4.svm"/>
  <manifest:file-entry manifest:media-type="" manifest:full-path="Pictures/20000007000062EA0000487470844D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Geneva" svg:font-family="Geneva, Tahoma, 'Nimbus Sans L', sans-serif"/>
    <style:font-face style:name="Lato" svg:font-family="Lato, sans-serif"/>
    <style:font-face style:name="Lora" svg:font-family="Lora, serif"/>
    <style:font-face style:name="Menlo" svg:font-family="Menlo, Monaco, Consolas, 'Courier New', monospace"/>
    <style:font-face style:name="Monaco" svg:font-family="Monaco, MonacoRegular, 'Courier New', monospace"/>
    <style:font-face style:name="Montserrat" svg:font-family="Montserrat"/>
    <style:font-face style:name="OpenSymbol" svg:font-family="OpenSymbol"/>
    <style:font-face style:name="Oswald" svg:font-family="Oswald, sans-serif"/>
    <style:font-face style:name="Roboto Slab" svg:font-family="'Roboto Slab'"/>
    <style:font-face style:name="SFMono-Regular" svg:font-family="SFMono-Regular, Menlo, Monaco, Consolas, 'Liberation Mono', 'Courier New', monospace"/>
    <style:font-face style:name="Source Code Pro" svg:font-family="'Source Code Pro'"/>
    <style:font-face style:name="Titillium Web" svg:font-family="'Titillium Web'"/>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151cm" table:align="left"/>
    </style:style>
    <style:style style:name="Tabla1.A" style:family="table-column">
      <style:table-column-properties style:column-width="0.425cm"/>
    </style:style>
    <style:style style:name="Tabla1.B" style:family="table-column">
      <style:table-column-properties style:column-width="10.726cm"/>
    </style:style>
    <style:style style:name="Tabla1.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fo:color="#000000" style:font-name="Titillium Web" fo:font-size="10.5pt" fo:letter-spacing="normal" fo:font-style="normal" fo:font-weight="normal"/>
    </style:style>
    <style:style style:name="P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5" style:family="paragraph" style:parent-style-name="Preformatted_20_Text">
      <style:paragraph-properties fo:text-align="start" style:justify-single-word="false"/>
      <style:text-properties fo:font-variant="normal" fo:text-transform="none" fo:color="#333333" style:font-name="Menlo" fo:font-size="9.75pt" fo:letter-spacing="normal" fo:font-style="normal" fo:font-weight="normal"/>
    </style:style>
    <style:style style:name="P6"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7" style:family="paragraph" style:parent-style-name="Preformatted_20_Text">
      <style:paragraph-properties fo:margin-left="0cm" fo:margin-right="0cm" fo:margin-top="0cm" fo:margin-bottom="0.265cm" fo:line-height="142%" fo:text-align="start" style:justify-single-word="false" fo:orphans="2" fo:widows="2" fo:text-indent="0cm" style:auto-text-indent="false" fo:background-color="#f5f5f5" fo:padding="0.238cm" fo:border="0.002cm solid #cccccc">
        <style:background-image/>
      </style:paragraph-properties>
      <style:text-properties fo:font-variant="normal" fo:text-transform="none" fo:color="#333333" fo:letter-spacing="normal"/>
    </style:style>
    <style:style style:name="P8"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tillium Web" fo:font-size="10.5pt" fo:letter-spacing="normal" fo:font-style="normal" fo:font-weight="normal"/>
    </style:style>
    <style:style style:name="P12"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Titillium Web" fo:font-size="13.5pt" fo:letter-spacing="normal" fo:font-style="normal" fo:font-weight="normal"/>
    </style:style>
    <style:style style:name="P13" style:family="paragraph" style:parent-style-name="Heading_20_3">
      <style:paragraph-properties fo:margin-left="0cm" fo:margin-right="0cm" fo:margin-top="0cm" fo:margin-bottom="0cm" fo:line-height="110%" fo:text-align="start" style:justify-single-word="false" fo:orphans="2" fo:widows="2" fo:text-indent="0cm" style:auto-text-indent="false"/>
      <style:text-properties fo:font-variant="normal" fo:text-transform="none" fo:color="#3f5348" style:font-name="Arial" fo:font-size="13.5pt" fo:letter-spacing="normal" fo:font-style="normal" fo:font-weight="normal"/>
    </style:style>
    <style:style style:name="P14"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style:font-size-asian="12pt" style:font-size-complex="12pt"/>
    </style:style>
    <style:style style:name="P15"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Times New Roman" fo:font-size="12pt" fo:letter-spacing="normal" fo:font-style="normal" fo:font-weight="normal" style:font-size-asian="12pt" style:font-size-complex="12pt"/>
    </style:style>
    <style:style style:name="P16"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fo:letter-spacing="normal"/>
    </style:style>
    <style:style style:name="P17"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18" style:family="paragraph" style:parent-style-name="Preformatted_20_Text">
      <style:paragraph-properties fo:margin-top="0cm" fo:margin-bottom="0.265cm" fo:line-height="142%" fo:text-align="start" style:justify-single-word="false" fo:orphans="2" fo:widows="2" fo:background-color="#f5f5f5" fo:padding="0.238cm" fo:border="0.002cm solid #cccccc">
        <style:background-image/>
      </style:paragraph-properties>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fo:font-variant="normal" fo:text-transform="none" fo:color="#000000" style:font-name="Titillium Web" fo:font-size="10.5pt" fo:letter-spacing="normal" fo:font-style="normal" fo:font-weight="normal"/>
    </style:style>
    <style:style style:name="P21" style:family="paragraph" style:parent-style-name="Text_20_body">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22" style:family="paragraph" style:parent-style-name="Heading_20_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23" style:family="paragraph" style:parent-style-name="Heading_20_2">
      <style:paragraph-properties fo:text-align="start" style:justify-single-word="false"/>
      <style:text-properties fo:font-variant="normal" fo:text-transform="none" fo:color="#3f5348" style:font-name="Titillium Web" fo:font-size="18pt" fo:letter-spacing="normal" fo:font-style="normal" fo:font-weight="normal"/>
    </style:style>
    <style:style style:name="P24" style:family="paragraph" style:parent-style-name="Text_20_body">
      <style:paragraph-properties fo:margin-top="0cm" fo:margin-bottom="0.688cm" style:line-height-at-least="0.82cm" fo:orphans="2" fo:widows="2"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25" style:family="paragraph" style:parent-style-name="Standard">
      <style:paragraph-properties fo:text-align="start" style:justify-single-word="false"/>
    </style:style>
    <style:style style:name="P26" style:family="paragraph" style:parent-style-name="Standard" style:list-style-name="L1">
      <style:paragraph-properties fo:text-align="start" style:justify-single-word="false"/>
    </style:style>
    <style:style style:name="P27" style:family="paragraph" style:parent-style-name="Standard" style:list-style-name="L2">
      <style:paragraph-properties fo:text-align="start" style:justify-single-word="false"/>
    </style:style>
    <style:style style:name="P28" style:family="paragraph" style:parent-style-name="Standard" style:list-style-name="L7">
      <style:paragraph-properties fo:text-align="start" style:justify-single-word="false"/>
    </style:style>
    <style:style style:name="P29" style:family="paragraph" style:parent-style-name="Standard">
      <style:paragraph-properties fo:text-align="start" style:justify-single-word="false"/>
      <style:text-properties fo:font-variant="normal" fo:text-transform="none" fo:color="#383a42" style:font-name="SFMono-Regular" fo:font-size="10.5pt" fo:letter-spacing="normal" fo:font-style="normal" fo:font-weight="normal"/>
    </style:style>
    <style:style style:name="P30" style:family="paragraph" style:parent-style-name="Standard">
      <style:paragraph-properties fo:text-align="start" style:justify-single-word="false"/>
      <style:text-properties fo:font-variant="normal" fo:text-transform="none" fo:color="#383a42" style:font-name="Times New Roman" fo:font-size="12pt" fo:letter-spacing="normal" fo:font-style="normal" fo:font-weight="normal" style:font-size-asian="12pt" style:font-size-complex="12pt"/>
    </style:style>
    <style:style style:name="P31" style:family="paragraph" style:parent-style-name="Standard">
      <style:paragraph-properties fo:text-align="start" style:justify-single-word="false"/>
      <style:text-properties fo:font-variant="normal" fo:text-transform="none" fo:color="#666666" style:font-name="inherit" fo:font-size="7.5pt" fo:letter-spacing="normal" fo:font-style="normal" fo:font-weight="bold" fo:background-color="#eeeeee" style:font-size-asian="12pt" style:font-size-complex="12pt"/>
    </style:style>
    <style:style style:name="P32" style:family="paragraph" style:parent-style-name="Standard">
      <style:paragraph-properties fo:text-align="start" style:justify-single-word="false"/>
      <style:text-properties fo:color="#000000" style:font-name="Times New Roman" fo:font-size="12pt" style:font-size-asian="12pt" style:font-size-complex="12pt"/>
    </style:style>
    <style:style style:name="P33" style:family="paragraph" style:parent-style-name="Standard" style:list-style-name="L12">
      <style:paragraph-properties fo:text-align="start" style:justify-single-word="false"/>
      <style:text-properties fo:color="#000000" style:font-name="Times New Roman" fo:font-size="12pt" style:font-size-asian="12pt" style:font-size-complex="12pt"/>
    </style:style>
    <style:style style:name="P34" style:family="paragraph" style:parent-style-name="Heading_20_3">
      <style:paragraph-properties fo:text-align="start" style:justify-single-word="false"/>
      <style:text-properties fo:font-variant="normal" fo:text-transform="none" fo:color="#111111" style:font-name="Montserrat" fo:font-size="12pt" fo:letter-spacing="normal" fo:font-style="normal" fo:font-weight="normal" style:font-size-asian="12pt" style:font-size-complex="12pt"/>
    </style:style>
    <style:style style:name="P35" style:family="paragraph" style:parent-style-name="Preformatted_20_Text">
      <style:paragraph-properties fo:margin-top="0cm" fo:margin-bottom="0.499cm" fo:background-color="#2d2a2e">
        <style:background-image/>
      </style:paragraph-properties>
      <style:text-properties fo:color="#fcfcfa"/>
    </style:style>
    <style:style style:name="P36" style:family="paragraph" style:parent-style-name="Preformatted_20_Text">
      <style:paragraph-properties fo:text-align="start" style:justify-single-word="false" fo:background-color="#000000">
        <style:background-image/>
      </style:paragraph-properties>
      <style:text-properties fo:color="#fcfcfa" style:font-name="Source Code Pro" fo:font-size="12pt" style:font-size-asian="12pt" style:font-size-complex="12pt"/>
    </style:style>
    <style:style style:name="P37" style:family="paragraph" style:parent-style-name="Text_20_body">
      <style:paragraph-properties fo:text-align="start" style:justify-single-word="false"/>
      <style:text-properties fo:font-variant="normal" fo:text-transform="none" fo:color="#383a42" style:font-name="Times New Roman" fo:font-size="12pt" fo:letter-spacing="normal" fo:font-style="normal" fo:font-weight="normal" style:font-size-asian="12pt" style:font-size-complex="12pt"/>
    </style:style>
    <style:style style:name="P38"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39" style:family="paragraph" style:parent-style-name="Text_20_body" style:list-style-name="L3">
      <style:paragraph-properties fo:margin-top="0cm" fo:margin-bottom="0.212cm" fo:text-align="start" style:justify-single-word="false" fo:orphans="2" fo:widows="2" fo:padding="0cm" fo:border="none"/>
      <style:text-properties fo:font-variant="normal" fo:text-transform="none" fo:color="#000000" style:font-name="Arial" fo:font-size="10.5pt" fo:letter-spacing="normal" fo:font-style="normal" fo:font-weight="bold"/>
    </style:style>
    <style:style style:name="P40" style:family="paragraph" style:parent-style-name="Text_20_body" style:list-style-name="L3">
      <style:paragraph-properties fo:margin-top="0cm" fo:margin-bottom="0.212cm" fo:text-align="start" style:justify-single-word="false" fo:orphans="2" fo:widows="2" fo:padding="0cm" fo:border="none"/>
    </style:style>
    <style:style style:name="P41" style:family="paragraph" style:parent-style-name="Text_20_body" style:list-style-name="L4">
      <style:paragraph-properties fo:margin-top="0cm" fo:margin-bottom="0.265cm" fo:text-align="start" style:justify-single-word="false" fo:orphans="2" fo:widows="2"/>
    </style:style>
    <style:style style:name="P42" style:family="paragraph" style:parent-style-name="Text_20_body" style:list-style-name="L5">
      <style:paragraph-properties fo:margin-top="0cm" fo:margin-bottom="0.265cm" fo:text-align="start" style:justify-single-word="false" fo:orphans="2" fo:widows="2"/>
    </style:style>
    <style:style style:name="P43" style:family="paragraph" style:parent-style-name="Text_20_body" style:list-style-name="L5">
      <style:paragraph-properties fo:margin-top="0cm" fo:margin-bottom="0.265cm" fo:text-align="start" style:justify-single-word="false" fo:orphans="2" fo:widows="2"/>
      <style:text-properties fo:font-variant="normal" fo:text-transform="none" fo:color="#000000" style:font-name="Titillium Web" fo:font-size="10.5pt" fo:letter-spacing="normal" fo:font-style="normal" fo:font-weight="normal"/>
    </style:style>
    <style:style style:name="P44"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5f5a60" style:font-name="Arial" fo:font-size="10pt" fo:letter-spacing="normal" fo:font-style="italic" fo:font-weight="bold" style:font-size-asian="10pt" style:font-size-complex="10pt"/>
    </style:style>
    <style:style style:name="P45"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000000" style:font-name="Arial" fo:font-size="10pt" fo:letter-spacing="normal" fo:font-style="normal" fo:font-weight="bold" style:font-size-asian="10pt" style:font-size-complex="10pt"/>
    </style:style>
    <style:style style:name="P46"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f8f8f8" style:font-name="Arial" fo:font-size="10pt" fo:letter-spacing="normal" fo:font-style="normal" fo:font-weight="bold" style:font-size-asian="10pt" style:font-size-complex="10pt"/>
    </style:style>
    <style:style style:name="P47" style:family="paragraph" style:parent-style-name="Text_20_body" style:list-style-name="L6">
      <style:paragraph-properties fo:margin-left="1.058cm" fo:margin-right="0cm" fo:margin-top="0cm" fo:margin-bottom="0cm" style:line-height-at-least="0.37cm" fo:text-align="start" style:justify-single-word="false" fo:orphans="2" fo:widows="2" fo:text-indent="0cm" style:auto-text-indent="false" fo:background-color="#2d2522" fo:padding="0cm" fo:border="none">
        <style:background-image/>
      </style:paragraph-properties>
      <style:text-properties fo:font-variant="normal" fo:text-transform="none" fo:color="#777777" style:font-name="Arial" fo:font-size="10pt" fo:letter-spacing="normal" fo:font-style="normal" fo:font-weight="bold" style:font-size-asian="10pt" style:font-size-complex="10pt"/>
    </style:style>
    <style:style style:name="P48" style:family="paragraph" style:parent-style-name="Text_20_body" style:list-style-name="L8">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49" style:family="paragraph" style:parent-style-name="Text_20_body" style:list-style-name="L9">
      <style:paragraph-properties fo:margin-left="0.556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50" style:family="paragraph" style:parent-style-name="Text_20_body" style:list-style-name="L8">
      <style:paragraph-properties fo:margin-left="1.111cm" fo:margin-right="0cm" fo:margin-top="0cm" fo:margin-bottom="0.688cm" style:line-height-at-least="0.82cm" fo:orphans="2" fo:widows="2" fo:text-indent="0cm" style:auto-text-indent="false" fo:padding="0cm" fo:border="none"/>
      <style:text-properties fo:font-variant="normal" fo:text-transform="none" fo:color="#444444" style:font-name="Times New Roman" fo:font-size="12pt" fo:letter-spacing="normal" fo:font-style="normal" fo:font-weight="normal" style:font-size-asian="12pt" style:font-size-complex="12pt"/>
    </style:style>
    <style:style style:name="P51" style:family="paragraph" style:parent-style-name="Text_20_body">
      <style:paragraph-properties fo:margin-left="0cm" fo:margin-right="0cm" fo:margin-top="0cm" fo:margin-bottom="0.688cm" style:line-height-at-least="0.82cm" fo:orphans="2" fo:widows="2" fo:text-indent="0cm" style:auto-text-indent="false"/>
      <style:text-properties fo:font-variant="normal" fo:text-transform="none" fo:color="#444444" style:font-name="Roboto Slab" fo:font-size="12pt" fo:letter-spacing="normal" fo:font-style="normal" fo:font-weight="normal" style:font-size-asian="12pt" style:font-size-complex="12pt"/>
    </style:style>
    <style:style style:name="P52"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Lora" fo:font-size="13.5pt" fo:letter-spacing="normal" fo:font-style="normal" fo:font-weight="normal"/>
    </style:style>
    <style:style style:name="P53" style:family="paragraph" style:parent-style-name="Text_20_body">
      <style:paragraph-properties fo:margin-left="0cm" fo:margin-right="0cm" fo:margin-top="0cm" fo:margin-bottom="0.688cm" fo:orphans="2" fo:widows="2" fo:text-indent="0cm" style:auto-text-indent="false" fo:padding="0cm" fo:border="none"/>
      <style:text-properties fo:color="#000000" style:font-name="Lora" fo:font-size="13.5pt"/>
    </style:style>
    <style:style style:name="P54" style:family="paragraph" style:parent-style-name="Text_20_body">
      <style:paragraph-properties fo:margin-left="0cm" fo:margin-right="0cm" fo:margin-top="0cm" fo:margin-bottom="0.794cm" fo:orphans="2" fo:widows="2" fo:text-indent="0cm" style:auto-text-indent="false" fo:background-color="#ffffff" fo:padding="0cm" fo:border="none">
        <style:background-image/>
      </style:paragraph-properties>
      <style:text-properties fo:font-variant="normal" fo:text-transform="none" fo:color="#343434" style:font-name="Lato" fo:font-size="15pt" fo:letter-spacing="normal" fo:font-style="normal" fo:font-weight="normal"/>
    </style:style>
    <style:style style:name="P55"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56" style:family="paragraph" style:parent-style-name="Text_20_body">
      <style:paragraph-properties fo:margin-top="0cm" fo:margin-bottom="0cm" style:line-height-at-least="0.397cm" fo:text-align="start" style:justify-single-word="false"/>
    </style:style>
    <style:style style:name="P5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inherit"/>
    </style:style>
    <style:style style:name="P58" style:family="paragraph" style:parent-style-name="Table_20_Contents">
      <style:paragraph-properties fo:margin-left="0cm" fo:margin-right="0cm" fo:margin-top="0cm" fo:margin-bottom="0cm" style:line-height-at-least="0.503cm" fo:text-align="end" style:justify-single-word="false" fo:text-indent="0cm" style:auto-text-indent="false" fo:padding-left="0cm" fo:padding-right="0.132cm" fo:padding-top="0cm" fo:padding-bottom="0cm" fo:border-left="none" fo:border-right="0.002cm solid #dedede" fo:border-top="none" fo:border-bottom="none"/>
      <style:text-properties fo:color="#aaaaaa" style:font-name="inherit" fo:font-size="9.75pt"/>
    </style:style>
    <style:style style:name="T1" style:family="text">
      <style:text-properties style:font-name="Menlo" fo:font-size="9.75pt"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style:font-name="Menlo" fo:font-size="9.75pt" fo:letter-spacing="normal" fo:font-style="normal" fo:font-weight="normal"/>
    </style:style>
    <style:style style:name="T4" style:family="text">
      <style:text-properties fo:font-variant="normal" fo:text-transform="none" fo:color="#333333" style:font-name="Monaco" fo:font-size="9.75pt" fo:letter-spacing="normal" fo:font-style="normal" fo:font-weight="bold"/>
    </style:style>
    <style:style style:name="T5" style:family="text">
      <style:text-properties fo:font-variant="normal" fo:text-transform="none" fo:color="#000000" style:font-name="Titillium Web" fo:font-size="10.5pt" fo:letter-spacing="normal" fo:font-style="normal" fo:font-weight="normal"/>
    </style:style>
    <style:style style:name="T6" style:family="text">
      <style:text-properties fo:font-variant="normal" fo:text-transform="none" fo:color="#000000" style:font-name="Titillium Web" fo:font-size="10.5pt" fo:letter-spacing="normal" fo:font-style="normal" fo:font-weight="bold"/>
    </style:style>
    <style:style style:name="T7" style:family="text">
      <style:text-properties fo:font-variant="normal" fo:text-transform="none" fo:color="#000000" style:font-name="Titillium Web" fo:font-size="10.5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Titillium Web" fo:font-size="10.5pt" fo:letter-spacing="normal" fo:font-weight="normal"/>
    </style:style>
    <style:style style:name="T9" style:family="text">
      <style:text-properties fo:font-variant="normal" fo:text-transform="none" fo:color="#000000" style:font-name="Arial" fo:font-size="10.5pt" fo:letter-spacing="normal" fo:font-style="normal" fo:font-weight="bold"/>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Lora" fo:font-size="13.5pt" fo:letter-spacing="normal" fo:font-style="normal" fo:font-weight="normal"/>
    </style:style>
    <style:style style:name="T13" style:family="text">
      <style:text-properties fo:font-variant="normal" fo:text-transform="none" fo:color="#0074bd" style:text-line-through-style="none" style:font-name="Titillium Web" fo:font-size="10.5pt" fo:letter-spacing="normal" fo:font-style="normal" style:text-underline-style="none" fo:font-weight="normal" style:text-blinking="false" fo:background-color="transparent"/>
    </style:style>
    <style:style style:name="T14" style:family="text">
      <style:text-properties fo:font-variant="normal" fo:text-transform="none" fo:color="#242729" style:font-name="Arial1" fo:font-size="11.25pt" fo:letter-spacing="normal" fo:font-style="normal" fo:font-weight="normal"/>
    </style:style>
    <style:style style:name="T15" style:family="text">
      <style:text-properties fo:font-variant="normal" fo:text-transform="none" fo:color="#242729" style:font-name="Arial1" fo:font-size="9.75pt" fo:letter-spacing="normal" fo:font-style="normal" fo:font-weight="normal"/>
    </style:style>
    <style:style style:name="T16" style:family="text">
      <style:text-properties fo:font-variant="normal" fo:text-transform="none" fo:color="#fbfcf0" style:font-name="Titillium Web" fo:font-size="10.5pt" fo:letter-spacing="normal" fo:font-style="normal" fo:font-weight="normal" fo:background-color="#85add6"/>
    </style:style>
    <style:style style:name="T17" style:family="text">
      <style:text-properties fo:font-variant="normal" fo:text-transform="none" fo:color="#41423d" style:font-name="Geneva" fo:font-size="9pt" fo:letter-spacing="normal" fo:font-style="normal"/>
    </style:style>
    <style:style style:name="T18" style:family="text">
      <style:text-properties fo:font-variant="normal" fo:text-transform="none" fo:color="#41423d" style:font-name="Geneva" fo:font-size="9pt" fo:letter-spacing="normal" fo:font-style="normal" fo:font-weight="normal"/>
    </style:style>
    <style:style style:name="T19" style:family="text">
      <style:text-properties fo:font-variant="normal" fo:text-transform="none" fo:color="#41423d" fo:letter-spacing="normal"/>
    </style:style>
    <style:style style:name="T20" style:family="text">
      <style:text-properties fo:font-variant="normal" fo:text-transform="none" fo:color="#383a42" style:font-name="SFMono-Regular" fo:font-size="10.5pt" fo:letter-spacing="normal" fo:font-style="normal" fo:font-weight="normal"/>
    </style:style>
    <style:style style:name="T21" style:family="text">
      <style:text-properties fo:font-variant="normal" fo:text-transform="none" fo:color="#383a42" fo:letter-spacing="normal"/>
    </style:style>
    <style:style style:name="T22" style:family="text">
      <style:text-properties fo:font-variant="normal" fo:text-transform="none" fo:color="#c18401" style:font-name="SFMono-Regular" fo:font-size="10.5pt" fo:letter-spacing="normal" fo:font-style="normal" fo:font-weight="normal"/>
    </style:style>
    <style:style style:name="T23" style:family="text">
      <style:text-properties fo:font-variant="normal" fo:text-transform="none" fo:color="#c18401" fo:letter-spacing="normal"/>
    </style:style>
    <style:style style:name="T24" style:family="text">
      <style:text-properties fo:font-variant="normal" fo:text-transform="none" fo:color="#50a14f" style:font-name="SFMono-Regular" fo:font-size="10.5pt" fo:letter-spacing="normal" fo:font-style="normal" fo:font-weight="normal"/>
    </style:style>
    <style:style style:name="T25" style:family="text">
      <style:text-properties fo:font-variant="normal" fo:text-transform="none" fo:color="#a626a4" style:font-name="SFMono-Regular" fo:font-size="10.5pt" fo:letter-spacing="normal" fo:font-style="normal" fo:font-weight="normal"/>
    </style:style>
    <style:style style:name="T26" style:family="text">
      <style:text-properties fo:font-variant="normal" fo:text-transform="none" fo:color="#0184bb" style:font-name="SFMono-Regular" fo:font-size="10.5pt" fo:letter-spacing="normal" fo:font-style="normal" fo:font-weight="normal"/>
    </style:style>
    <style:style style:name="T27" style:family="text">
      <style:text-properties fo:font-variant="normal" fo:text-transform="none" fo:color="#444444" style:font-name="Roboto Slab" fo:font-size="12.75pt" fo:letter-spacing="normal" fo:font-style="normal" fo:font-weight="normal"/>
    </style:style>
    <style:style style:name="T28" style:family="text">
      <style:text-properties fo:font-variant="normal" fo:text-transform="none" fo:color="#006fe0" fo:letter-spacing="normal"/>
    </style:style>
    <style:style style:name="T29" style:family="text">
      <style:text-properties fo:font-variant="normal" fo:text-transform="none" fo:color="#006fe0" style:font-name="Monaco" fo:font-size="9.75pt" fo:letter-spacing="normal" fo:font-style="normal" fo:font-weight="bold"/>
    </style:style>
    <style:style style:name="T30" style:family="text">
      <style:text-properties fo:font-variant="normal" fo:text-transform="none" fo:color="#002d7a" style:font-name="Monaco" fo:font-size="9.75pt" fo:letter-spacing="normal" fo:font-style="normal" fo:font-weight="bold"/>
    </style:style>
    <style:style style:name="T31" style:family="text">
      <style:text-properties fo:font-variant="normal" fo:text-transform="none" fo:color="#4abf60" style:font-name="Monaco" fo:font-size="9.75pt" fo:letter-spacing="normal" fo:font-style="normal" fo:font-weight="bold"/>
    </style:style>
    <style:style style:name="T32" style:family="text">
      <style:text-properties fo:font-variant="normal" fo:text-transform="none" fo:color="#ec4444" style:font-name="Monaco" fo:font-size="9.75pt" fo:letter-spacing="normal" fo:font-style="normal" fo:font-weight="bold"/>
    </style:style>
    <style:style style:name="T33" style:family="text">
      <style:text-properties fo:font-variant="normal" fo:text-transform="none" fo:color="#343434" style:font-name="Lato" fo:font-size="15pt" fo:letter-spacing="normal" fo:font-style="normal" fo:font-weight="normal"/>
    </style:style>
    <style:style style:name="T34" style:family="text">
      <style:text-properties fo:font-variant="normal" fo:text-transform="none" fo:color="#343434" style:font-name="Lato" fo:font-size="15pt" fo:letter-spacing="normal" fo:font-style="normal" fo:font-weight="normal" fo:background-color="transparent"/>
    </style:style>
    <style:style style:name="T35" style:family="text">
      <style:text-properties fo:font-variant="normal" fo:text-transform="none" fo:color="#343434" style:font-name="Lato" fo:font-size="15pt" fo:letter-spacing="normal" fo:font-style="normal" fo:font-weight="bold" fo:background-color="transparent"/>
    </style:style>
    <style:style style:name="T36" style:family="text">
      <style:text-properties fo:font-variant="normal" fo:text-transform="none" fo:letter-spacing="normal" fo:font-style="normal" fo:font-weight="normal"/>
    </style:style>
    <style:style style:name="T37" style:family="text">
      <style:text-properties fo:color="#000000" style:font-name="Titillium Web" fo:font-size="10.5pt" fo:letter-spacing="normal" fo:font-weight="normal"/>
    </style:style>
    <style:style style:name="T38" style:family="text">
      <style:text-properties fo:color="#000000" fo:font-weight="bold"/>
    </style:style>
    <style:style style:name="T39" style:family="text">
      <style:text-properties fo:color="#000000" style:font-name="Times New Roman" fo:font-size="12pt" style:font-size-asian="12pt" style:font-size-complex="12pt"/>
    </style:style>
    <style:style style:name="T40" style:family="text">
      <style:text-properties fo:color="#afc4db"/>
    </style:style>
    <style:style style:name="T41" style:family="text">
      <style:text-properties fo:color="#f8f8f8"/>
    </style:style>
    <style:style style:name="T42" style:family="text">
      <style:text-properties fo:color="#777777"/>
    </style:style>
    <style:style style:name="T43" style:family="text">
      <style:text-properties fo:color="#5f5a60"/>
    </style:style>
    <style:style style:name="T44" style:family="text">
      <style:text-properties fo:color="#5f5a60" fo:font-style="italic"/>
    </style:style>
    <style:style style:name="T45" style:family="text">
      <style:text-properties fo:color="#cda869"/>
    </style:style>
    <style:style style:name="T46" style:family="text">
      <style:text-properties fo:color="#cf6a4c"/>
    </style:style>
    <style:style style:name="T47" style:family="text">
      <style:text-properties fo:color="#c5af75"/>
    </style:style>
    <style:style style:name="T48" style:family="text">
      <style:text-properties fo:color="#8f9d6a"/>
    </style:style>
    <style:style style:name="T49" style:family="text">
      <style:text-properties fo:color="#cacd69"/>
    </style:style>
    <style:style style:name="T50" style:family="text">
      <style:text-properties fo:color="#5b97b5"/>
    </style:style>
    <style:style style:name="T51" style:family="text">
      <style:text-properties style:font-name="Monaco" style:font-name-asian="Monaco" style:font-name-complex="Monaco"/>
    </style:style>
    <style:style style:name="T52" style:family="text">
      <style:text-properties fo:color="#006fe0"/>
    </style:style>
    <style:style style:name="T53" style:family="text">
      <style:text-properties fo:color="#002d7a"/>
    </style:style>
    <style:style style:name="T54" style:family="text">
      <style:text-properties fo:color="#4abf60"/>
    </style:style>
    <style:style style:name="T55" style:family="text">
      <style:text-properties fo:color="#ec4444"/>
    </style:style>
    <style:style style:name="T56" style:family="text">
      <style:text-properties fo:color="#333333"/>
    </style:style>
    <style:style style:name="T57" style:family="text">
      <style:text-properties fo:color="#ff6188" fo:font-style="italic"/>
    </style:style>
    <style:style style:name="T58" style:family="text">
      <style:text-properties fo:color="#939293"/>
    </style:style>
    <style:style style:name="T59" style:family="text">
      <style:text-properties fo:color="#939293" style:font-name="Source Code Pro"/>
    </style:style>
    <style:style style:name="T60" style:family="text">
      <style:text-properties fo:color="#78dce8" fo:font-style="italic"/>
    </style:style>
    <style:style style:name="T61" style:family="text">
      <style:text-properties fo:color="#78dce8" style:font-name="Source Code Pro" fo:font-style="italic"/>
    </style:style>
    <style:style style:name="T62" style:family="text">
      <style:text-properties fo:color="#ff918b"/>
    </style:style>
    <style:style style:name="T63" style:family="text">
      <style:text-properties fo:color="#ff918b" style:font-name="Source Code Pro"/>
    </style:style>
    <style:style style:name="T64" style:family="text">
      <style:text-properties fo:color="#a9dc76"/>
    </style:style>
    <style:style style:name="T65" style:family="text">
      <style:text-properties fo:color="#a9dc76" style:font-name="Source Code Pro"/>
    </style:style>
    <style:style style:name="T66" style:family="text">
      <style:text-properties style:font-name="Source Code Pro"/>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background-color="transparent" style:background-transparency="100%" fo:padding="0cm" fo:border="none">
        <style:background-image draw:opacity="100%"/>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59cm" fo:margin-right="0.159cm" fo:margin-top="0.159cm" fo:margin-bottom="0.55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Objeto1" text:anchor-type="page" text:anchor-page-number="1" svg:x="0cm" svg:y="0cm" svg:width="20.426cm" svg:height="5.265cm" draw:z-index="0">
        <draw:floating-frame draw:frame-name="aswift_4"/>
      </draw:frame>
      <text:p text:style-name="P1">NOTAS JAVA INTERMEDIO</text:p>
      <text:p text:style-name="P1"/>
      <text:p text:style-name="P2">TIPOS DE CLASES:</text:p>
      <text:p text:style-name="P2">MODELO: Representan objetos o hechos de la naturaleza: un coche, un asiento. Suelten tener atributos, tambien metodos getters, setters, equals, hashCode, toString.</text:p>
      <text:p text:style-name="P2">SERVICIOS: Implementan la lógica de negicio. Suelen tener algunos atributos pero sobre todo métodos públicos y privados.</text:p>
      <text:p text:style-name="P2">Auxiliares: Nos sriver para realizar operaciones de calculo o transformación de datos, mayoritariamente sus métodos son estáticos..</text:p>
      <text:p text:style-name="P2">Main: Son el punto de entrada de la app. La mayoria de ocasiones, solo tienen un método., y si tienen más, suelen ser estáticos.</text:p>
      <text:p text:style-name="P2">TEST: Son clases orientada a realizar pruebas, como Junit</text:p>
      <text:p text:style-name="P2"/>
      <text:p text:style-name="P2">COMPOSICIÓN DE CLASES</text:p>
      <text:p text:style-name="P2">Es una asociación entre clases, es decir, nos permiten asociar una determinada cantidad de clases para asociar uno con tros en el sistema. Es decir, que una clase que este compuesta de varias partes de otras clases. Ejm: clase: provincia, estaría compuesta por varias clases “municipio”. Donde en la clases provincia tendríamos una referencia de la clase municipio, tambien es posible algo llamado “multiplicidad”, en donde tendríamos a parte de la referencia, una colección de elementos de esa clase municipio. Donde normalmente existe una dependencia entre la “parte” y el “todo”, en este caso, no existiría provincía sin los municipios. Aplicado a JAVA, sería cuadno tenemos la clase “provincia” y la clase “municipio”. La clase “provincía” tiene un array con los psoibles municipios que tenga, ya en la clase MAIN, cuando creamos el objeto, y en un metodo de agregar municipios definamos los municipios, los definimos usando objetos de la clase “municipio”, así se hace un asociación, ya que estamos usando una colección de elementos de la clase “municipio” para componer el objeto de “provincia”.</text:p>
      <text:p text:style-name="P2"/>
      <text:p text:style-name="P2">POLIMORFISMO:</text:p>
      <text:p text:style-name="P2">uNA SUBCLASE PUEDE ACCEDER A LOS MÉTODOS DE SU CLASE BASE(PUBLIC Y PROTECTED). También puede sobreeescribir estos métodos dentro de la subclase, para adaptarse a als necesidades de la subclase. A su vez, también podemos hacer un objeto de una subclase guardada en una variable tipo padre-clase. Como no nos daría error? Por la subclase al heredar la padre-clase, no habra problema al momento de definirle en la variable que albergará el objeto el tipo de padre-clase. Ya que al final, el objeto de la subclase hereda de la padre-clase, y da a lugar que el tipo de objeto en la variable podamos usar el tipo padre-clase, ejm:</text:p>
      <text:p text:style-name="P2"/>
      <text:p text:style-name="P2">padre-clase: Rectangulo</text:p>
      <text:p text:style-name="P2">subclasE: Cuadrado</text:p>
      <text:p text:style-name="P2"/>
      <text:p text:style-name="P2">Variable que albergará el objeto:</text:p>
      <text:p text:style-name="P2">Rectangulo nombreVariable = new Cuadrado();</text:p>
      <text:p text:style-name="P2"/>
      <text:p text:style-name="P2">Para que nos beneficia esto?. R/: Esto es muy útil cuando queremos usar un método del objeto recién creado, donde en sus parámetros tengamos tipo Object, y podamos colocar cualquier objeto tanto de la padre-clase como de la subclase.</text:p>
      <text:p text:style-name="P2">Cuando tengamos ya esta variable y hagamos un método sobrescrito y lo llamemos, java nos dará el metodo sobreescrito de la subclase y ocultará el método que fue sobrescrito de la clase-padre.</text:p>
      <text:p text:style-name="P2"/>
      <text:p text:style-name="P2">POLIMORFISOM CON INTERFACES:</text:p>
      <text:p text:style-name="P2"/>
      <text:p text:style-name="P2">Cuando creemos el objeto de la clase que implemento la interfaz, haremos como en el caso anterior, en donde el tipo de variable que albergará al objeto en vez de ser clase-padre sea del tipo interface, <text:soft-page-break/>este tipo interface debe haberse implementado en la clase de la cual estamos creando el objeto.</text:p>
      <text:p text:style-name="P2"/>
      <text:p text:style-name="P2">Ejm:</text:p>
      <text:p text:style-name="P2">interfaceHija nombreVarible = nombreClaseQueImplementaLaInterfaceHija();</text:p>
      <text:p text:style-name="P2"/>
      <text:p text:style-name="P2">CLASE OBJETC DE JAVA:</text:p>
      <text:p text:style-name="P2">Java tiene una clase object de la cuual heredan todas las clases que creemos. Tiene metodos muy utlices como: equeals, hashcode y toString.</text:p>
      <text:p text:style-name="P2"/>
      <text:p text:style-name="P2">COMPARACIÓN DE OBJETOS:</text:p>
      <text:p text:style-name="P2">A diferencia de los tipos primitivos, el tipo Object al momento de comparar, primero debemos saber si ambos objetos son iguales o diferentes. Segundo que ambos sean instanciados o creados en base a la misma clase y referenciados de esta. Pero es el método equals, el que usamos para comparar un objeto con otro. Nos devolvera True si es cierto y si no es cierto un False.</text:p>
      <text:p text:style-name="P2"/>
      <text:p text:style-name="P2">HASHCODE: Devuelve un número asociado a la clase, sirve como posición en memoría en hexadecimal, es decir, mediante un número hexadecimal veremos en que posición dentro de la memoría de java está la clase. Esto nos permite saber que si dos objetos son iguales mediante el método EQUALS, es que ambos provienen de la misma clase y por lo tanto su hash code debe ser el mismo. Si llegamos a sobrescribir el método equals, también tenemos que sobrescribir hascode para que se cumpla lo antes mencionado. Podemos ver este número haciendole un print de java al objeto.</text:p>
      <text:p text:style-name="P2"/>
      <text:p text:style-name="P2">TOSTRING:</text:p>
      <text:p text:style-name="P2">Devuelve una representación en String del objeto, por defecto devuelve el tipo de clase y su hashcode. Lo podemos sobreescribir para que representen los valores que deseemos, y si dos objetos son iguales deben tener esta misma representación del toString al pertencer al objeto.</text:p>
      <text:p text:style-name="P2"/>
      <text:p text:style-name="P2">STATIC</text:p>
      <text:p text:style-name="P2">Usamos el tipo STATIC en los atributos o metodos de una clase para indicar que pertencen a la clase y no al objeto, por lo cual independientemente de cuantos objetos tengamos, el valor del atributo o lo que haga el método no cambiará solo por un objeto. Recordemos que los objetos hacen una “copia” de los atributos y métodos de la clase, por lo cual STATIC siempre será como un atributo/método en común que compartirán y tendrán acceso todos los objetos. Eso sí, un objeto puede manipular a un atributo estático, aunque también los podemos manipular sin crear algún objeto mediante un método estático.</text:p>
      <text:p text:style-name="P2"/>
      <text:p text:style-name="P2">Atributos estaticos: asociados a la clase, no a un objeto/instancia, compoartidos por todos los objetos de esa clase, los objetos pueden manipular el valor de estos, o también ser manipulados por métodos estaticos.</text:p>
      <text:p text:style-name="P2">Métodos estaticos: <text:s/>asociados a la clase, no a un objeto/instancia, compoartidos por todos los objetos de esa clase, se puede invocar sin crear un objeto/instancia, sintaxis: “clase.mñetodoEstatico()”, para acceder a una variable estática, necsitamos un método estático. Ejm con clase con método Auxiliar: java.uitl.Arrays()</text:p>
      <text:p text:style-name="P2"/>
      <text:p text:style-name="P2">CONSTANTES: Suelen ser definidas con STATIC, además de FINAL. No se puede moficiar su valor, nombre de la constante en Mayúsculas, separando palabras con guiones bajos.</text:p>
      <text:p text:style-name="P2"/>
      <text:p text:style-name="P2">CLASES ESTATICAS: Son clases internas, nos permiten agrupar codigo, no necesitamos una clase externa para crear un objeto/instancía. En sí, nos permiten tener una clase dentro de otra sin que esta clase interfiera con el nombre del archivo(fichero), al usar el STATIC en la clase, hacemos que pertenezca a la clase general, a la clase que tiene el mismo nombre nombre que el fichero. Al hacer esto, es como si fuera parte de esta clase y no interfiere o no da problemas respecto a cual clase <text:soft-page-break/>“manda”. A su vez, cuando estemos en el main, no necesitaremos crear un objeto de la clase general(que tiene el mismo nombre que el fichero), sino que podemos crear un objeto a partir de esta clase estatica. Ejm:</text:p>
      <text:p text:style-name="P2"/>
      <text:p text:style-name="P2">public class EjemploClaseFichero {</text:p>
      <text:p text:style-name="P2"/>
      <text:p text:style-name="P2">public static oid main(String[] args) {</text:p>
      <text:p text:style-name="P2"/>
      <text:p text:style-name="P2"/>
      <text:p text:style-name="P2">// clase estatica que pertenece a la clase “EjemploClaseFichero”</text:p>
      <text:p text:style-name="P2">Persona p = new Persona(“Pepe”);</text:p>
      <text:p text:style-name="P2"/>
      <text:p text:style-name="P2">// Otra clase que no es estatica, y por lo tanto es más complicado</text:p>
      <text:p text:style-name="P2">OtraClaseNoEstatica <text:s/>nombreVariable = new <text:s/>EjemploClaseFichero().new OtraClaseNoEstatica(“Juan”);</text:p>
      <text:p text:style-name="P2"/>
      <text:p text:style-name="P2"/>
      <text:p text:style-name="P2">}</text:p>
      <text:p text:style-name="P2"/>
      <text:p text:style-name="P2">}</text:p>
      <text:p text:style-name="P2"/>
      <text:p text:style-name="P2">SINGLETON: Es un patron de diseño(GOF), y en el caso que si para una determinada clase, necesitamos SOLO una instancia/objeto. El uso de servicios suele hacerse con una clase singleton. Ejm: Tenemos una clase de srvicios la cual solo queremos tener un objeto.</text:p>
      <text:list xml:id="list679325301462666076" text:style-name="L1">
        <text:list-item>
          <text:p text:style-name="P26">Tenemos que tener en cuenta que queremos que la instancia se cree solo una vez, por lo cual creamos un atributo static tipo nombreClase que se supone que albergará la instancia que se llamara “instance = null” , el null nos ayudará para que el objeto no se cree si no hasta que le apliquemos un condicional.</text:p>
        </text:list-item>
        <text:list-item>
          <text:p text:style-name="P26">Creamos el contructor en privado, al hacer esto estamos evitando que la instancia sea directa, es decir, que al momento de crear el atributo que tiene la instancia, no nos de error, ya que al poner el tipo del atributo como NombreClase, le estamos diciendo que vamos a crear un objeto, por eso con el contructor privado evitamos poner el NEW y que el NULL funcione.</text:p>
        </text:list-item>
        <text:list-item>
          <text:p text:style-name="P26">Creamos un método estático <text:s/>GETTER público, que nos permitirá aplicar el condicional para el atributo “instance” y crear el objeto, donde le decimos: if instance == null, crea el objeto: instance = new nombreClase();. Return instance; // Ya podemos usar el constructor privado al momento de redefinir el atributo para crear el objeto, porque hicimos un método GETTER público.</text:p>
        </text:list-item>
        <text:list-item>
          <text:p text:style-name="P26">Ya en la clase MAIN, podemos crear varias variables con la instancia, es decir, no tuvimos que crear un nuevo objeto sino que podemos colocar el mismo objeto en muchas variables, para ello llamamos dentro de las variables el método GETTER que usamos para crear el objeto único.</text:p>
        </text:list-item>
      </text:list>
      <text:p text:style-name="P2"/>
      <text:p text:style-name="P2">PORQUE USAMOS STATIC tanto en el atributo como en el método? Porque recordemos que al ponerles STATIC pertenece a la clase, por lo cual no se va a repetir la instancia, ya que al ser de la clase como tal, solo tendrá una.</text:p>
      <text:p text:style-name="P2"/>
      <text:p text:style-name="P2">TODO ESTO NOS BENEFICIA: Porque no tendremos que crear un nuevo objeto para realizar algo específico donde requiera crear un nuevo objeto.</text:p>
      <text:p text:style-name="P2"/>
      <text:p text:style-name="P2">OBJETOS INMUTABLES: Son objetos que tienen un valor que se le da al crearse, y una vez que termina de crearse, no se puede modificar nada de lo que tenga. Es decir, objetos cuyo estado no <text:soft-page-break/>puede ser modificado una vez creados. Y solo pueden ser modificados en el constructor, es decir durante la inicialización del objeto. NO SON CONSTANTES(ya que estás se definen en tiempo de compilaciçon y estas en tiempos de ejecución), un ejemplo sería cuando el usuario rellena unos campos y quereoms que esa información vaya y se guarde en un objeto. Y que este no se pueda modificar, Otro ejm serían los STRINGS.</text:p>
      <text:p text:style-name="P2">ESTRATEGIAS PARA HACER OBJETOS INMUTABLES:</text:p>
      <text:list xml:id="list3032771267329792492" text:style-name="L2">
        <text:list-item>
          <text:p text:style-name="P27">Defnir las propiedades como final(al colocarles PRIVATE, hacemos que sean inmodificables y private.</text:p>
        </text:list-item>
        <text:list-item>
          <text:p text:style-name="P27">No añadir métodos SETTER, ya que estos nos permiten modificar. Solo tener GETTER.</text:p>
        </text:list-item>
        <text:list-item>
          <text:p text:style-name="P27">Declarar la clase misma como FINAL, para que esta clase no extienda de otra clase, y que esta clase sea especifica solo para su cometido.</text:p>
        </text:list-item>
        <text:list-item>
          <text:p text:style-name="P27">Colocamos en los parametros del contructor(ya que en el constructor, es donde unicamente podemos modificar los valores del objeto): ejm:</text:p>
          <text:p text:style-name="P27">public nombreClaseContructor(final String name): { this.name = name; }</text:p>
        </text:list-item>
      </text:list>
      <text:p text:style-name="P2"/>
      <text:p text:style-name="P2"/>
      <text:p text:style-name="P2">DISEÑO DE CLASES AVANZADAS:</text:p>
      <text:p text:style-name="P2"/>
      <text:p text:style-name="P2">CLASES ABSTRACTAS:</text:p>
      <text:p text:style-name="P2">Es una palabra reservada de java, que podemos usar a nivel de método y de clase. Y que nos indica cuales métodos debemos usar obligatoria mente de una clase abstracta que se implementará en otra clase, la cual esta clase debe usar obligatoria mente los métodos definidos en la clase abstracta,</text:p>
      <text:p text:style-name="P2"/>
      <text:p text:style-name="P2">CLASES ABSTRACTAS: <text:s/>No podemos crear objetos de una clase abstractas, nos sirve para tener dentro atributos y métodos que tendrán un uso en otra clase.</text:p>
      <text:p text:style-name="P2"/>
      <text:p text:style-name="P2">MÉTODOS ABSTRACTOS:</text:p>
      <text:p text:style-name="P2">Deben estar definidas en una clase abstract, y son parecidos a los métodos de una interface, solo se declara el método pero no tiene ningún contenido. Ejm:</text:p>
      <text:p text:style-name="P2">public abstract void saludo(String s);</text:p>
      <text:p text:style-name="P2"/>
      <text:p text:style-name="P2">La clase que implemente la clase abstracta se compromete a que use el método abstracto, La única manera de no tener que hacer esto es que es convirtamos la clase que recibe el método abstracto en una clase abstracta, lo cual no nos vendría bien, por eso hay que definir bien que métodos abstractos usar.</text:p>
      <text:p text:style-name="P2">Estos también pueden convivir con métodos normales que definimos en la clases abstractas.</text:p>
      <text:p text:style-name="P2"/>
      <text:p text:style-name="P2">CLASES ABSTRACTAS QUE IMPLEMENTAN A UNA INTERFAZ</text:p>
      <text:p text:style-name="P2">A diferencia de las clases normales donde tenemos que implementar si o si, los métodos definidos en la interfaz, cuando implementamos una interfaz en la clase abstracta, la clase abstracta puede dejar métodos de la interfaz sin implementación, obligando a las clases que extiendan de la clase abstractas a que solo usen los métodos de la interfaz que en la clase abstracta decidimos usar.</text:p>
      <text:p text:style-name="P2"/>
      <text:p text:style-name="P2">A su vez, cuando estemos e la clase MAIN, podemos albergar ella variable del objeto en una variable que es tipo ClaseAbstracta, lo que estaríamos haciendo sería referenciar la clase abstracta y no nos daría problema. Ejm:</text:p>
      <text:p text:style-name="P2">// Objeto</text:p>
      <text:p text:style-name="P2">Circulo c = new Circulo();</text:p>
      <text:p text:style-name="P2">// Referencia</text:p>
      <text:p text:style-name="P2">Clase Abstracta nombreVariableNueva = nombreVariableObjeto;</text:p>
      <text:p text:style-name="P2">ObjetoGrafico <text:s/>o = c;</text:p>
      <text:p text:style-name="P2"/>
      <text:p text:style-name="P2"><text:soft-page-break/>CODIGO QUE UTILIZA FINAL:</text:p>
      <text:p text:style-name="P2">FINAL se puede aplicar en algunos contextos como en clases final, métodos final y variables final. Al usar el final estamos indicando que esa calse, método o variable no puede ser modificado y en el caso de la clase, que ninguna otra clase puede extender de esta.</text:p>
      <text:p text:style-name="P2"/>
      <text:p text:style-name="P2">CLASES FINAL: Ninguna otra clase puede extender de esta, en una jerarquía de herencia, son el último NODO, es decir, el último de la jerarquía y se pueden crear objetos y utilizarla con normalidad.</text:p>
      <text:p text:style-name="P2"/>
      <text:p text:style-name="P2">MÉTODOS FINAL: Se usan en clases normales, y si esta clase es padre, el método final no podrá ser sobreescrito.</text:p>
      <text:p text:style-name="P2"/>
      <text:p text:style-name="P2">VARIABLES FINAL: Si van asociadas a varibles tipo PRIMITIVOS, entonces serían constantes(usualmente “final + static + tipoPrimitivo + nombreVariableCONTASTE”). En cambio, si es un tipo Object, entonces no podemos cambiar el tipoDeClase/referencia que definimos al crear el objeto, así como tampoco apuntar esta referencia a otro objeto(es decir, usar la variable del objeto para redefinit otro objeto), pero si podemos usar sus métodos para modificar el estado del objeto. En el caso de un array, cuando ya hemos definido el array, no podremos volver a redefinir el array.</text:p>
      <text:p text:style-name="P2">Si usamos FINAL en un parametro de un método, lo que introduzcamos en ese párametro no necesariamente tiene que tener FINAL, pero al momento de introducirlo, se convertira en FINAL.</text:p>
      <text:p text:style-name="P2"/>
      <text:p text:style-name="P2">********************************************************************************</text:p>
      <text:p text:style-name="P2"/>
      <text:p text:style-name="P2">CLASES QUE SE DEFINEN DENTRO DE OTRAS CLASES:</text:p>
      <text:p text:style-name="P2">Son llamadas clases “ANIDADAS”, se clasifican en dos tipos: estáticas o no estáticas. Se trata de una asociación entre clases llamada “anidamiento”,es decir, que hay una clase dentro de otra. Un objeto de la clase que esta dentro de otra(anidada) puede acceder a los atributos de la clase que la envuelve.</text:p>
      <text:p text:style-name="P2">Porque usarlar?R/: Al tenerlas juntas, nos permite tener una grupamiento lógico de clases que se utilizan en un solo lugar, mayor cohesión y mantenibilidad</text:p>
      <text:p text:style-name="P2"><text:span text:style-name="T14">Las clases anidadas permiten agrupar de forma lógica clases que únicamente serán utilizadas en un solo lugar, incrementando el uso de la encapsulación y creando código más entendible y fácil de mantener.</text:span> </text:p>
      <text:p text:style-name="P2"/>
      <text:p text:style-name="P2"><text:span text:style-name="T15">Imagina que tienes una clase vehículo y necesitas implementar otra clase motor. Si sólo vas a usar la clase motor en la clase vehículo, no hace falta que hagas otro archivo .java para la clase motor, puedes hacerla interna y te queda el paquete más compacto</text:span> </text:p>
      <text:p text:style-name="P2"/>
      <text:p text:style-name="P2"/>
      <text:p text:style-name="P2">CLASES INTERNAS:</text:p>
      <text:p text:style-name="P2">Se llaman así porque son del tipo NO ESTÁTICAS, tiene acceso a todas las variables y métodos de su clase externa(la que alberga a la clase interna), y puede referirse a estos mismos directamente de la misma clase interior. El medio para usar los métodos y variables de la clase exterior es creando un objeto de esta, pero solo lo podemos crearlo dentro de un objeto de la claseExterior y tiene acceso directo a estos mismos. Para ello cuando tengamos creado el objeto de la clase externa, para crear el objeto de la clase interna usamos esta sintaxis:</text:p>
      <text:p text:style-name="P2"/>
      <text:p text:style-name="P2"/>
      <text:p text:style-name="P5">ClaseExterna objetoExterno=new ClaseExterna();</text:p>
      <text:p text:style-name="P5">// Creacion objeto clase interna.</text:p>
      <text:p text:style-name="P18"><text:span text:style-name="T2"><text:s/></text:span><text:span text:style-name="T3">ClaseExterna.ClaseInterna objetoInterno= objetoExterno.new ClaseInterna();</text:span></text:p>
      <text:p text:style-name="P2"><text:soft-page-break/></text:p>
      <text:p text:style-name="P2">gggg</text:p>
      <text:p text:style-name="P2">SHADOWING EN CLASES INTERNAS:</text:p>
      <text:p text:style-name="P2">Si definimos una variable de la clase interna, con el mismo nombre de una vartiable de la clase externa, entonces la variable interna oculta a la externa, a esto se le llama “SHADOWING”</text:p>
      <text:p text:style-name="P2"/>
      <text:p text:style-name="P2">CLASES LOCALES</text:p>
      <text:p text:style-name="P2">Se definen dentro de un bloque(normalmente dentro de un método), no son miembros de ninguna <text:s text:c="2"/>clase externa. Pertencen al bloque en el están definidos.<text:span text:style-name="T5">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3">modificador de acceso</text:span></text:a><text:span text:style-name="T5"> asociado. Sin embargo, se pueden marcar como </text:span><text:span text:style-name="Strong_20_Emphasis"><text:span text:style-name="T6">final</text:span></text:span><text:span text:style-name="T5"> o </text:span><text:span text:style-name="Strong_20_Emphasis"><text:span text:style-name="T6">abstract</text:span></text:span><text:span text:style-name="T5">. Estas clases tienen acceso a los campos de la clase que lo encierra. La clase interna local debe crearse una instancia/objeto en el bloque en el que están definidas.</text:span></text:p>
      <text:h text:style-name="P13" text:outline-level="3"><text:bookmark text:name="11_Reglas_de_clase_una_interna_local"/>1.1. Reglas de clase una interna local</text:h>
      <text:p text:style-name="P10"/>
      <text:list xml:id="list2675202605357066322" text:style-name="L3">
        <text:list-item>
          <text:p text:style-name="P39">El alcance de la clase interna local está restringido al bloque en el que está definidos.</text:p>
        </text:list-item>
      </text:list>
      <text:p text:style-name="P21"/>
      <text:list xml:id="list37787722" text:continue-numbering="true" text:style-name="L3">
        <text:list-item>
          <text:p text:style-name="P40"><text:span text:style-name="T9">La clase interna local </text:span><text:span text:style-name="Strong_20_Emphasis"><text:span text:style-name="T9">no se puede ser instanciado desde fuera del bloque</text:span></text:span><text:span text:style-name="T9"> donde se creó, sino desde dentro.</text:span></text:p>
        </text:list-item>
      </text:list>
      <text:p text:style-name="P21"/>
      <text:list xml:id="list37774443" text:continue-numbering="true" text:style-name="L3">
        <text:list-item>
          <text:p text:style-name="P40"><text:span text:style-name="T9">Hasta JDK 7, la clase interna local solo puede acceder a la variable local final del bloque envolvente . Sin embargo, a partir de JDK 8, es posible acceder a la variable local que sea  </text:span><text:span text:style-name="Strong_20_Emphasis"><text:span text:style-name="T9">no final</text:span></text:span><text:span text:style-name="T9"> que este dentro del bloque delimitador en la clase interna local.</text:span></text:p>
          <text:p text:style-name="P39"/>
        </text:list-item>
        <text:list-item>
          <text:p text:style-name="P39">Una clase local tiene acceso a los miembros de su clase adjunta.</text:p>
          <text:p text:style-name="P39"/>
        </text:list-item>
        <text:list-item>
          <text:p text:style-name="P39">Las clases internas locales pueden extender una clase abstracta o también pueden implementar una interfaz.</text:p>
        </text:list-item>
      </text:list>
      <text:p text:style-name="P21"/>
      <text:h text:style-name="P22" text:outline-level="3"><text:bookmark text:name="12_Declarar_una_clase_interna_local"/>1.2. Declarar una clase interna local</text:h>
      <text:p text:style-name="P9"><text:span text:style-name="T5">Una clase interna local se puede declarar dentro de un bloque. Este bloque puede ser un cuerpo de método, bloque de inicialización, bucle </text:span><text:span text:style-name="Strong_20_Emphasis"><text:span text:style-name="T6">for</text:span></text:span><text:span text:style-name="T5"> o incluso una sentencia </text:span><text:span text:style-name="Strong_20_Emphasis"><text:span text:style-name="T6">if</text:span></text:span><text:span text:style-name="T5">.</text:span></text:p>
      <text:h text:style-name="P12" text:outline-level="3"><text:bookmark text:name="aswift_4_expand"/><text:bookmark text:name="aswift_4_anchor"/><text:bookmark text:name="13_Acceso_a_los_miembros"/>1.3. Acceso a los miembros</text:h>
      <text:p text:style-name="P9"><text:span text:style-name="T5">Una clase interna local tiene acceso a los campos de la clase que lo incluye, así como a los campos del bloque en el que está definido. Sin embargo, estas clases pueden acceder a las variables o parámetros del bloque que lo incluye solo si se declaran como definitivas o si son efectivamente </text:span><text:span text:style-name="Strong_20_Emphasis"><text:span text:style-name="T6">finales</text:span></text:span><text:span text:style-name="T5">. Una variable cuyo valor no se cambia una vez inicializada se denomina como </text:span><text:span text:style-name="Strong_20_Emphasis"><text:span text:style-name="T6">variable final</text:span></text:span><text:span text:style-name="T5">. Una clase interna local definida dentro de un cuerpo de método tiene acceso a sus parámetros.</text:span></text:p>
      <text:p text:style-name="P11"/>
      <text:h text:style-name="P12" text:outline-level="3"><text:bookmark text:name="14_Que_sucede_en_el_momento_de_la_compilacion"/>1.4. ¿Qué sucede en el momento de la compilación?</text:h>
      <text:p text:style-name="P9"><text:span text:style-name="T5">Cuando se compila un programa que contiene una clase interna local, el compilador genera dos archivos </text:span><text:span text:style-name="Strong_20_Emphasis"><text:span text:style-name="T6">.class</text:span></text:span><text:span text:style-name="T5">, uno para la clase externa y el otro para la clase interna que tiene la referencia a la clase externa. Los dos archivos son nombrados por el compilador como:</text:span></text:p>
      <text:p text:style-name="P6">Externa.class</text:p>
      <text:p text:style-name="P17">Externa$1Interna.class</text:p>
      <text:p text:style-name="P21"><text:soft-page-break/>NOTA: Al final es como una variable local del método, es decir, solo se va a usar dentro de ese método, no pertenece a la clase externa</text:p>
      <text:p text:style-name="P2"/>
      <text:p text:style-name="P2">DIFERENCIAS ENTRE CLASE ESTÁTICAS E INTERNAS(ANIDADAS NO ESTÁTICAS):</text:p>
      <text:p text:style-name="P2">Las clases estáticas(anidadas) no tiene acceso directo a otros miembros de la clase externa(métodos y variables no estáticos). <text:span text:style-name="T5">como es estática, debe acceder a los miembros no estáticos de su clase adjunta a través de un objeto. Es decir, no puede hacer referencia directamente a los miembros no estáticos de su clase adjunta. Debido a esta restricción, las clases anidadas estáticas </text:span><text:span text:style-name="Strong_20_Emphasis"><text:span text:style-name="T6">rara vez se utilizan</text:span></text:span><text:span text:style-name="T5">.</text:span></text:p>
      <text:list xml:id="list8182166508355678696" text:style-name="L4">
        <text:list-item>
          <text:p text:style-name="P41"><text:span text:style-name="T5">Las clases anidadas no estáticas (clases internas) tienen acceso a todos los miembros (variables y métodos estáticos y no estáticos, incluido el privado/</text:span><text:span text:style-name="Strong_20_Emphasis"><text:span text:style-name="T6">private</text:span></text:span><text:span text:style-name="T5">) de su clase externa y pueden referirse a ellos directamente de la misma manera que otros miembros no estáticos del exterior de la clase.</text:span></text:p>
        </text:list-item>
      </text:list>
      <text:p text:style-name="P2"/>
      <text:p text:style-name="P2">**************************************************************************?</text:p>
      <text:p text:style-name="P2">?????????????????????</text:p>
      <text:p text:style-name="P2">CLASES ANIDADAS O NESTED CLASSES</text:p>
      <text:p text:style-name="P2"><text:span text:style-name="T5">Las clases anidadas te permiten agrupar lógicamente clases que solo se utilizan en un lugar, por lo tanto, esto aumenta el uso de la </text:span><text:span text:style-name="Strong_20_Emphasis"><text:span text:style-name="T6">encapsulación</text:span></text:span><text:span text:style-name="T10"> </text:span><text:span text:style-name="T5">y crea un código más fácil de leer y de mantener.</text:span> </text:p>
      <text:p text:style-name="P2"/>
      <text:p text:style-name="P20">Una clase anidada no existe independientemente de su clase adjunta/EXTERNA. Por lo tanto, el alcance de una clase anidada está limitado por su clase externa.</text:p>
      <text:list xml:id="list1724329254608765184" text:style-name="L5">
        <text:list-item>
          <text:p text:style-name="P43">Una clase anidada también es miembro de su clase adjunta. También es posible declarar una clase anidada que es local a un bloque(clases locales).</text:p>
        </text:list-item>
        <text:list-item>
          <text:p text:style-name="P42"><text:span text:style-name="T5">Como miembro de su clase adjunta/externa, una clase anidada se puede declarar private, public, protected, o default (Leer sobre </text:span><text:a xlink:type="simple" xlink:href="https://javadesdecero.es/poo/modificadores-de-acceso/" office:target-frame-name="_blank" xlink:show="new" text:style-name="Internet_20_link" text:visited-style-name="Visited_20_Internet_20_Link"><text:span text:style-name="T13">Modificadores de acceso</text:span></text:a><text:span text:style-name="T5">), ya que al final hace parte de la clase externa y es como si fuera una variable o método el cual podemos agregarle modificadores.</text:span></text:p>
        </text:list-item>
        <text:list-item>
          <text:p text:style-name="P43">Una clase anidada tiene acceso a los otros miembros(variables, métodos), incluidos los miembros privados, de la clase en la que está anidado. Sin embargo, lo inverso no es verdadero, es decir, la clase adjunta/externa no tiene acceso a los miembros de la clase anidada.</text:p>
        </text:list-item>
        <text:list-item>
          <text:p text:style-name="P42"><text:span text:style-name="T5">Hay dos tipos generales de clases anidadas: las que están precedidas por el </text:span><text:a xlink:type="simple" xlink:href="https://javadesdecero.es/palabra-clave/static/" office:target-frame-name="_blank" xlink:show="new" text:style-name="Internet_20_link" text:visited-style-name="Visited_20_Internet_20_Link"><text:span text:style-name="T13">modificador static</text:span></text:a><text:span text:style-name="T5"> (</text:span><text:span text:style-name="Strong_20_Emphasis"><text:span text:style-name="T6">static nested class</text:span></text:span><text:span text:style-name="T5">) y las que no lo están (</text:span><text:span text:style-name="Strong_20_Emphasis"><text:span text:style-name="T6">inner class</text:span></text:span><text:span text:style-name="T5">).</text:span></text:p>
        </text:list-item>
      </text:list>
      <text:p text:style-name="P2"/>
      <text:p text:style-name="P2">ESTRUCTURA:</text:p>
      <text:p text:style-name="P2"/>
      <text:p text:style-name="P2"><draw:frame draw:style-name="fr3" draw:name="gráficos1" text:anchor-type="paragraph" svg:width="17cm" svg:height="9.862cm" draw:z-index="1"><draw:image xlink:href="Pictures/20000007000048DE00002A46E947F049.svm" xlink:type="simple" xlink:show="embed" xlink:actuate="onLoad"/></draw:frame><text:soft-page-break/></text:p>
      <text:h text:style-name="P23" text:outline-level="2">2. Clases anidadas estáticas</text:h>
      <text:p text:style-name="P11">Al igual que con los métodos y variables de clase, una clase anidada estática está asociada a su clase externa, ya que es STATIC. Y al igual que los métodos de clase estáticos, una clase anidada estática no puede hacer referencia directamente a variables de instancia o métodos definidos en su clase adjunta/externa: solo puede usarlos a través de una referencia de objeto. Repitamos, NO PODEMOS USAR LOS MIEMBROS DE LA CLASE EXTERNA DIRECTAMENTE, SINO A TRAVEZ DE UN OBJETO TIPO CLASEINTERNA.</text:p>
      <text:p text:style-name="P11">ADEMÁS ES IMPORTANTE ACLARAR QUE PARA PODER HACER UN MÉTODO DE LA CLASEINTERNA PARA RETORNAR POR EJM UN ATRIBUTO DE LA CLASE EXTERNA, ESTE ATRIBUTO DEBE SER ESTATICO.</text:p>
      <text:p text:style-name="P11">COMO VEMOS TODO AQUELLO QUE SEA ESTATICO, SE PUEDE USAR ENTRE AMBOS.</text:p>
      <text:p text:style-name="P11">Para ello:</text:p>
      <text:p text:style-name="P11">Se accede a ellos usando el nombre de la clase adjunta. Así:</text:p>
      <text:p text:style-name="P6">ClaseExterna.ClaseAnidadaStatic // Como vemos, es igual que con las variables y métodos estáticos.</text:p>
      <text:p text:style-name="P11">Por ejemplo, para crear un objeto para la clase anidada estática, use esta sintaxis:</text:p>
      <text:p text:style-name="P6">ClaseExterna.ClaseAnidadaStatic objetoAnidado = new ClaseExterna.ClaseAnidadaStatic();</text:p>
      <text:p text:style-name="P2">EJM:</text:p>
      <text:p text:style-name="P2"/>
      <text:p text:style-name="P19"><draw:frame draw:style-name="fr3" draw:name="gráficos2" text:anchor-type="paragraph" svg:width="17cm" svg:height="12.451cm" draw:z-index="2"><draw:image xlink:href="Pictures/20000007000062EA0000487470844D2F.svm" xlink:type="simple" xlink:show="embed" xlink:actuate="onLoad"/></draw:frame><text:soft-page-break/></text:p>
      <text:p text:style-name="P2">Como vemos en el ejemplo, la clase anidada estática, solo podemos acceder a los miemnbros de la clase externa que tienen STATIC, los que no lo tienen, no podremos.</text:p>
      <text:p text:style-name="P2"/>
      <text:p text:style-name="P2">CLASES INTERNAS(ANIDADAS NO ESTÁTICAS)</text:p>
      <text:p text:style-name="P2"><text:span text:style-name="T5">Una clase interna tiene acceso a todas las variables y métodos de su clase externa y puede referirse a miembros no estáticos(que no tienen STATIC)directamente de la misma manera que lo hacen otros miembros no estáticos de la clase externa.</text:span> Aunque, también pueden acceder a los miembros estáticos(que son STATIC's).</text:p>
      <text:p text:style-name="P2"/>
      <text:p text:style-name="P2"><text:span text:style-name="T16">Una instancia/objeto de </text:span><text:span text:style-name="Emphasis"><text:span text:style-name="T16">ClaseInterna</text:span></text:span><text:span text:style-name="T16"> puede existir solo dentro de una instancia de </text:span><text:span text:style-name="Emphasis"><text:span text:style-name="T16">ClaseExterior</text:span></text:span><text:span text:style-name="T16"> y tiene acceso directo a los métodos y campos de su instancia adjunta/objeto exterior.</text:span></text:p>
      <text:p text:style-name="P11">Para crear una instancia de una clase interna, primero debe crear una instancia de la clase externa. Luego, crea el objeto interno dentro del objeto externo con esta sintaxis:</text:p>
      <text:p text:style-name="P7"><text:s/><text:span text:style-name="T1">ClaseExterna objetoExterno=new ClaseExterna();</text:span></text:p>
      <text:p text:style-name="P16"><text:s/><text:span text:style-name="T1">ClaseExterna.ClaseInterna objetoInterno= objetoExterno.new ClaseInterna();</text:span></text:p>
      <text:p text:style-name="P2">Como vemos, tenemos que crear un objeto de clase externa para poder crar un objeto de clase Interna.</text:p>
      <text:p text:style-name="P2"/>
      <text:p text:style-name="P2">EJM:</text:p>
      <text:p text:style-name="P2"/>
      <text:p text:style-name="P2"><draw:frame draw:style-name="fr3" draw:name="gráficos3" text:anchor-type="paragraph" svg:width="17cm" svg:height="11.292cm" draw:z-index="3"><draw:image xlink:href="Pictures/20000007000069F100004663A194178D.svm" xlink:type="simple" xlink:show="embed" xlink:actuate="onLoad"/></draw:frame><text:soft-page-break/></text:p>
      <text:p text:style-name="P2"/>
      <text:p text:style-name="P2">HAY DOS TIPOS DE CLASES INTERNAS:</text:p>
      <text:p text:style-name="P2">CLASES INTERNAS LOCALES:</text:p>
      <text:p text:style-name="P2"/>
      <text:p text:style-name="P2">Se definen dentro de un bloque(normalmente dentro de un método), no son miembros de ninguna <text:s text:c="2"/>clase externa. Pertencen al bloque en el están definidos.<text:span text:style-name="T5">debido a que las clases internas locales no pueden tener ningún </text:span><text:a xlink:type="simple" xlink:href="https://javadesdecero.es/poo/modificadores-de-acceso/" office:target-frame-name="_blank" xlink:show="new" text:style-name="Internet_20_link" text:visited-style-name="Visited_20_Internet_20_Link"><text:span text:style-name="T13">modificador de acceso</text:span></text:a><text:span text:style-name="T5"> asociado. Sin embargo, se pueden marcar como </text:span><text:span text:style-name="Strong_20_Emphasis"><text:span text:style-name="T6">final</text:span></text:span><text:span text:style-name="T5"> o </text:span><text:span text:style-name="Strong_20_Emphasis"><text:span text:style-name="T6">abstract</text:span></text:span><text:span text:style-name="T5">. Estas clases tienen acceso a las variables de la clase que lo encierra. La clase interna local debe crearse una instancia/objeto en el bloque en el que están definidas.</text:span></text:p>
      <text:h text:style-name="P13" text:outline-level="3"><text:bookmark text:name="11_Reglas_de_clase_una_interna_local1"/>1.1. Reglas de clase una interna local</text:h>
      <text:p text:style-name="P10"/>
      <text:list xml:id="list37766301" text:continue-list="list37774443" text:style-name="L3">
        <text:list-item>
          <text:p text:style-name="P39">El alcance de la clase interna local está restringido al bloque en el que está definidos.</text:p>
        </text:list-item>
      </text:list>
      <text:p text:style-name="P21"/>
      <text:list xml:id="list37783715" text:continue-numbering="true" text:style-name="L3">
        <text:list-item>
          <text:p text:style-name="P40"><text:span text:style-name="T9">La clase interna local </text:span><text:span text:style-name="Strong_20_Emphasis"><text:span text:style-name="T9">no se puede ser instanciado desde fuera del bloque</text:span></text:span><text:span text:style-name="T9"> donde se creó, sino desde dentro.</text:span></text:p>
        </text:list-item>
      </text:list>
      <text:p text:style-name="P21"/>
      <text:list xml:id="list37763473" text:continue-numbering="true" text:style-name="L3">
        <text:list-item>
          <text:p text:style-name="P40"><text:span text:style-name="T9">Hasta JDK 7, la clase interna local solo puede acceder a la variable local final del bloque envolvente . Sin embargo, a partir de JDK 8, es posible acceder a una variable local de ese mismo bloque(como una variable local del método)que sea  </text:span><text:span text:style-name="Strong_20_Emphasis"><text:span text:style-name="T9">no final</text:span></text:span><text:span text:style-name="T9"> que este dentro del bloque delimitador en la clase interna local.</text:span></text:p>
          <text:p text:style-name="P39"/>
        </text:list-item>
        <text:list-item>
          <text:p text:style-name="P39">Una clase local tiene acceso a los miembros de su clase adjunta.</text:p>
          <text:p text:style-name="P39"/>
        </text:list-item>
        <text:list-item>
          <text:p text:style-name="P39">Las clases internas locales pueden extender una clase abstracta o también pueden implementar una interfaz.</text:p>
        </text:list-item>
      </text:list>
      <text:p text:style-name="P21"><text:soft-page-break/></text:p>
      <text:h text:style-name="P22" text:outline-level="3"><text:bookmark text:name="12_Declarar_una_clase_interna_local1"/>1.2. Declarar una clase interna local</text:h>
      <text:p text:style-name="P9"><text:span text:style-name="T5">Una clase interna local se puede declarar dentro de un bloque. Este bloque puede ser un cuerpo de método, bloque de inicialización, bucle </text:span><text:span text:style-name="Strong_20_Emphasis"><text:span text:style-name="T6">for</text:span></text:span><text:span text:style-name="T5"> o incluso una sentencia </text:span><text:span text:style-name="Strong_20_Emphasis"><text:span text:style-name="T6">if</text:span></text:span><text:span text:style-name="T5">.</text:span></text:p>
      <text:h text:style-name="P12" text:outline-level="3"><text:bookmark text:name="aswift_4_expand1"/><text:bookmark text:name="aswift_4_anchor1"/><text:bookmark text:name="13_Acceso_a_los_miembros1"/>1.3. Acceso a los miembros(variables, métodos, etc.)</text:h>
      <text:p text:style-name="P9"><text:span text:style-name="T5">Una clase interna local tiene acceso a las variables de la clase que lo incluye, así como a las variables locales del bloque en el que está definido. Sin embargo, estas clases pueden acceder a las variables o parámetros del bloque </text:span><text:span text:style-name="Strong_20_Emphasis"><text:span text:style-name="T6">tanto si son variables locales normales o si contienen FINAL</text:span></text:span><text:span text:style-name="T5">., ya en JDK 7, solo puede acceder si solo son variables locales con FINAL, pero desde la version 8, podemos usarlas común y corriente. Una variable cuyo valor no se cambia una vez inicializada se denomina como </text:span><text:span text:style-name="Strong_20_Emphasis"><text:span text:style-name="T6">variable final</text:span></text:span><text:span text:style-name="T5">. Una clase interna local definida dentro de un cuerpo de método tiene acceso a sus parámetros.</text:span></text:p>
      <text:p text:style-name="P11"/>
      <text:h text:style-name="P12" text:outline-level="3"><text:bookmark text:name="14_Que_sucede_en_el_momento_de_la_compilacion1"/>1.4. ¿Qué sucede en el momento de la compilación?</text:h>
      <text:p text:style-name="P9"><text:span text:style-name="T5">Cuando se compila un programa que contiene una clase interna local, el compilador genera dos archivos </text:span><text:span text:style-name="Strong_20_Emphasis"><text:span text:style-name="T6">.class</text:span></text:span><text:span text:style-name="T5">, uno para la clase externa y el otro para la clase interna que tiene la referencia a la clase externa. Los dos archivos son nombrados por el compilador como:</text:span></text:p>
      <text:p text:style-name="P6">Externa.class</text:p>
      <text:p text:style-name="P17">Externa$1Interna.class</text:p>
      <text:p text:style-name="P2">EJM:</text:p>
      <text:p text:style-name="P2"/>
      <text:p text:style-name="P2"><draw:frame draw:style-name="fr4" draw:name="gráficos4" text:anchor-type="paragraph" svg:width="17cm" svg:height="13.76cm" draw:z-index="4"><draw:image xlink:href="Pictures/20000007000058FE0000480AD12423F4.svm" xlink:type="simple" xlink:show="embed" xlink:actuate="onLoad"/></draw:frame></text:p>
      <text:p text:style-name="P2"><text:soft-page-break/></text:p>
      <text:p text:style-name="P2">Las clases itnernas no se pueden declara como STATIC, ya que están asociadas con el bloque en el que están definidas y no con la clase Externa.</text:p>
      <text:p text:style-name="P2">A su vez, recordemos de nuevo, que los objetos de esta clase interna deben definirse solo en el mismo bloque junto a la clase, no en la clase exterior.</text:p>
      <text:p text:style-name="P2"/>
      <text:p text:style-name="P2">CLASES ANÓNIMAS: Se definen y se instancian/crear objeto a la vez, son como clases locales sin nombre, sirven para ser usadas solo una vez, los podemos definir a partir de otra clase(clase normal o abstracta) o de una interfaz, Podemos crearlas en el cuerpo de un método, de una clase, o como argumento de un método.</text:p>
      <text:p text:style-name="P2"/>
      <text:p text:style-name="P2">HAY DOS TIPOS DE CLASES ANONIMAS:</text:p>
      <text:p text:style-name="P2">Una donde la clase no tiene nombre, ya que cuando definimos la clase estamos definiendo también la instancia de esta misma clase, ejm: Esta clase anonima tiene implementada una interfaz llamada “HelloWord”, por lo cual al <text:s/>momento de definirlo:</text:p>
      <text:p text:style-name="P2"/>
      <text:p text:style-name="P2">HelloWorld frenchGreeting = new HelloWorld() { contenido clase anonima}</text:p>
      <text:p text:style-name="P2"/>
      <text:p text:style-name="P2">El segundo tipo, sería cuando la clase anónima no se le asigna a ninguna referencia/tipoclase para definir el objeto, en el caso anterior teniamos una referencia y era la interface, pero si no tenemos ninguna referencia, en estos casos . Este tipo de clase anonima solo tendría utilidad si usamos un método, si no es así no tendría ninguna utilidad. Estructura:</text:p>
      <text:p text:style-name="P2"/>
      <text:p text:style-name="P2">new HelloWorld() { contenido clase }</text:p>
      <text:p text:style-name="P2"/>
      <text:p text:style-name="P2"/>
      <text:p text:style-name="P2">INTERFACES O CLASES ABSTRACTAS INTERNAS O LOCALES:</text:p>
      <text:p text:style-name="P2">Podemos crear una interface o una clase abstracta interna dentro de una clase externa, se usan para implementarlar dentro de una clase interna, local, etc. En el caso de las locales, tendriamos que crear una interfaz o clase abstracta dentro de un bloque para poder implementarlas en una clase local, si es una clase itnerna no estatica o estatica, pues lo mismo, dentro de clase externa para despues implementarlas en las respectivas clases internas.</text:p>
      <text:p text:style-name="P2"/>
      <text:p text:style-name="P2">???????????????????????????????????????</text:p>
      <text:p text:style-name="P2">**********************************************************************?</text:p>
      <text:p text:style-name="P2"/>
      <text:p text:style-name="P2">ENUMERACIONES: Ya lo hemos visto en los apuntes de java basico de ubaldo acosta. Cosas a tener en cuenta: Son más potentes que en otros lenguajes, para JAVA las enumeracioens son tipos de clases, pueden incluir métodos y otros atributos. El compilador añade métodos especiales(values(que nos permiten tener todos los valores e la enumeración)). Podemos pensar en que tenemos un conjunto cerrado de instancias de una clase.</text:p>
      <text:p text:style-name="P2"/>
      <text:p text:style-name="P2"/>
      <text:p text:style-name="P2">CLASE GENÉRICA: <text:span text:style-name="T5">En su esencia, el término genéricos significa </text:span><text:span text:style-name="Strong_20_Emphasis"><text:span text:style-name="T6">tipos parametrizados</text:span></text:span><text:span text:style-name="T5">. Los tipos parametrizados son importantes porque le permiten </text:span><text:span text:style-name="Strong_20_Emphasis"><text:span text:style-name="T6">crear clases, interfaces y métodos en los que el tipo de datos sobre los que operan se especifica como parámetro</text:span></text:span><text:span text:style-name="T5">. Una clase, interfaz o método que funciona con un tipo de parámetro se denomina genérico, como una </text:span><text:span text:style-name="Strong_20_Emphasis"><text:span text:style-name="T6">clase genérica</text:span></text:span><text:span text:style-name="T10"> </text:span><text:span text:style-name="T5">o</text:span><text:span text:style-name="Strong_20_Emphasis"><text:span text:style-name="T10"> </text:span></text:span><text:span text:style-name="Strong_20_Emphasis"><text:span text:style-name="T6">método genérico</text:span></text:span><text:span text:style-name="T5">.</text:span> <text:s/>Basicamente, nos permite colocar parametros en el tipo de dato al definifir una variable o método, y cuando vayamos a darle valor a ese párametro, podamos colocar cualquier tipo de dato que queramos. <text:span text:style-name="T5">Con los genéricos, puede definir un algoritmo una vez, independientemente de cualquier tipo específico de datos, y luego aplicar ese algoritmo a una amplia variedad de tipos de datos sin ningún esfuerzo adicional.</text:span> </text:p>
      <text:p text:style-name="P2"><text:soft-page-break/></text:p>
      <text:p text:style-name="P2"><text:span text:style-name="T5">Es importante entender que Java siempre le ha dado la habilidad de crear clases, interfaces y métodos generalizados operando a través de referencias del tipo </text:span><text:span text:style-name="Strong_20_Emphasis"><text:span text:style-name="T6">Object</text:span></text:span><text:span text:style-name="T5">. Debido a que </text:span><text:span text:style-name="Emphasis"><text:span text:style-name="T37">Object</text:span></text:span><text:span text:style-name="T10"> </text:span><text:span text:style-name="T5">es la superclase de todas las demás clases, una referencia de </text:span><text:span text:style-name="Emphasis"><text:span text:style-name="T37">Object</text:span></text:span><text:span text:style-name="T10"> </text:span><text:span text:style-name="T5">puede referirse a cualquier tipo de objeto. Así, en el código pre-genérico, las clases, interfaces y métodos generalizados utilizaban referencias a objetos para operar en varios tipos de datos.</text:span> </text:p>
      <text:p text:style-name="P2"/>
      <text:p text:style-name="P2"><text:span text:style-name="T5">El problema era que no podían hacerlo con la seguridad del tipo porque se necesitaban conversiones para convertir explícitamente de Object al tipo real de datos sobre los que se operaba. Por lo tanto, fue posible crear accidentalmente desajustes de tipo. Los genéricos agregan el tipo de seguridad que faltaba porque hacen que estas conversiones sean automáticas e implícitas. En resumen, los genéricos amplían su capacidad de reutilizar el código y le permiten hacerlo de forma segura y confiable.</text:span> </text:p>
      <text:p text:style-name="P2"/>
      <text:p text:style-name="P2">EJM:</text:p>
      <text:p text:style-name="P2"/>
      <text:h text:style-name="P23" text:outline-level="2"><text:bookmark text:name="2_Un_ejemplo_simple_de_genericos"/>2. Un ejemplo simple de genéricos</text:h>
      <text:p text:style-name="P9"><text:span text:style-name="T5">Antes de discutir cualquier otra teoría, es mejor mirar un simple ejemplo de genéricos. El siguiente programa define dos clases. El primero es la clase genérica </text:span><text:span text:style-name="Emphasis"><text:span text:style-name="T5">Gen</text:span></text:span><text:span text:style-name="T5">, y el segundo es </text:span><text:span text:style-name="Emphasis"><text:span text:style-name="T5">Genericos</text:span></text:span><text:span text:style-name="T5">, que usa Gen.</text:span></text:p>
      <text:list xml:id="list9040441019682433953" text:style-name="L6">
        <text:list-item>
          <text:p text:style-name="P44">//Una simple clase genérica.</text:p>
        </text:list-item>
        <text:list-item>
          <text:p text:style-name="P44">//Aquí, T es un parámetro de tipo que será reemplazado por un tipo real</text:p>
        </text:list-item>
        <text:list-item>
          <text:p text:style-name="P44">//cuando se crea un objeto de tipo Gen.</text:p>
        </text:list-item>
        <text:list-item>
          <text:p text:style-name="P45"><text:span text:style-name="T40">class</text:span><text:span text:style-name="T41"> </text:span><text:span text:style-name="T41">Gen&lt;T&gt;</text:span><text:span text:style-name="T42">{</text:span></text:p>
        </text:list-item>
        <text:list-item>
          <text:p text:style-name="P44">/<text:tab/>/T es el parámetro de tipo genérico.</text:p>
        </text:list-item>
        <text:list-item>
          <text:p text:style-name="P45"><text:span text:style-name="T41"><text:s/><text:tab/>T ob;</text:span><text:span text:style-name="T43"> </text:span><text:span text:style-name="T44">//Declara un objeto de tipo T</text:span></text:p>
        </text:list-item>
        <text:list-item>
          <text:p text:style-name="P44">/<text:tab/>/Pase al constructor una referencia a un objeto de tipo T.</text:p>
        </text:list-item>
        <text:list-item>
          <text:p text:style-name="P45"><text:span text:style-name="T45"><text:s/><text:tab/>Gen</text:span><text:span text:style-name="T42">(</text:span><text:span text:style-name="T41">T o</text:span><text:span text:style-name="T42">){</text:span></text:p>
        </text:list-item>
        <text:list-item>
          <text:p text:style-name="P46"><text:s/><text:tab/><text:tab/>ob=o;</text:p>
        </text:list-item>
        <text:list-item>
          <text:p text:style-name="P47"><text:s/><text:tab/>}</text:p>
        </text:list-item>
        <text:list-item>
          <text:p text:style-name="P47"><text:s/><text:tab/>// método que nos retornará el objeto de tipo T.</text:p>
        </text:list-item>
        <text:list-item>
          <text:p text:style-name="P45"><text:span text:style-name="T41"><text:s/><text:tab/>T </text:span><text:span text:style-name="T45">getOb</text:span><text:span text:style-name="T42">(){</text:span></text:p>
        </text:list-item>
        <text:list-item>
          <text:p text:style-name="P45"><text:span text:style-name="T45"><text:s/><text:tab/><text:tab/>return</text:span><text:span text:style-name="T41"> </text:span><text:span text:style-name="T41">ob;</text:span></text:p>
        </text:list-item>
        <text:list-item>
          <text:p text:style-name="P47"><text:s/><text:tab/>}</text:p>
        </text:list-item>
        <text:list-item>
          <text:p text:style-name="P44">/ <text:tab/>/Muestra el tipo de T</text:p>
        </text:list-item>
        <text:list-item>
          <text:p text:style-name="P45"><text:span text:style-name="T40"><text:s/><text:tab/>void</text:span><text:span text:style-name="T41"> </text:span><text:span text:style-name="T45">mostrarTipo</text:span><text:span text:style-name="T42">(){</text:span></text:p>
        </text:list-item>
        <text:list-item>
          <text:p text:style-name="P45"><text:span text:style-name="T46"><text:s/><text:tab/><text:tab/>System</text:span><text:span text:style-name="T41">.</text:span><text:span text:style-name="T47">out</text:span><text:span text:style-name="T41">.</text:span><text:span text:style-name="T47">println</text:span><text:span text:style-name="T42">(</text:span><text:span text:style-name="T48">"El tipo de T es: "</text:span><text:span text:style-name="T41">+ob.</text:span><text:span text:style-name="T47">getClass</text:span><text:span text:style-name="T42">()</text:span><text:span text:style-name="T41">.</text:span><text:span text:style-name="T47">getName</text:span><text:span text:style-name="T42">())</text:span><text:span text:style-name="T41">;</text:span></text:p>
        </text:list-item>
        <text:list-item>
          <text:p text:style-name="P47"><text:s/><text:tab/>}</text:p>
        </text:list-item>
        <text:list-item>
          <text:p text:style-name="P47"><text:s/>}</text:p>
        </text:list-item>
        <text:list-item>
          <text:p text:style-name="P44">//Demostración de clase genérica</text:p>
        </text:list-item>
        <text:list-item>
          <text:p text:style-name="P45"><text:span text:style-name="T40">class</text:span><text:span text:style-name="T41"> </text:span><text:span text:style-name="T41">Genericos </text:span><text:span text:style-name="T42">{</text:span></text:p>
        </text:list-item>
        <text:list-item>
          <text:p text:style-name="P45"><text:span text:style-name="T40"><text:s/><text:tab/>public</text:span><text:span text:style-name="T41"> </text:span><text:span text:style-name="T40">static</text:span><text:span text:style-name="T41"> </text:span><text:span text:style-name="T40">void</text:span><text:span text:style-name="T41"> </text:span><text:span text:style-name="T45">main</text:span><text:span text:style-name="T42">(</text:span><text:span text:style-name="T49">String</text:span><text:span text:style-name="T42">[]</text:span><text:span text:style-name="T41"> </text:span><text:span text:style-name="T41">args</text:span><text:span text:style-name="T42">)</text:span><text:span text:style-name="T41"> </text:span><text:span text:style-name="T42">{</text:span></text:p>
        </text:list-item>
        <text:list-item>
          <text:p text:style-name="P44">/ <text:tab/><text:tab/>/Crea una referencia Gen para Integers.</text:p>
        </text:list-item>
        <text:list-item>
          <text:p text:style-name="P46"><text:s/><text:tab/><text:tab/>Gen&lt;Integer&gt; iOb;</text:p>
        </text:list-item>
        <text:list-item>
          <text:p text:style-name="P44">/ <text:tab/><text:tab/>/Cree un objeto Gen&lt;Integer&gt; y asigne su referencia a iOb.</text:p>
        </text:list-item>
        <text:list-item>
          <text:p text:style-name="P44">/ <text:tab/><text:tab/>/Observe el uso de autoboxing para encapsular el valor 28 dentro de un objeto Integer.</text:p>
        </text:list-item>
        <text:list-item>
          <text:p text:style-name="P45"><text:span text:style-name="T41"><text:s/><text:tab/><text:tab/>IOb = </text:span><text:span text:style-name="T45">new</text:span><text:span text:style-name="T41"> Gen&lt;Integer&gt;</text:span><text:span text:style-name="T42">(</text:span><text:span text:style-name="T50">28</text:span><text:span text:style-name="T42">)</text:span><text:span text:style-name="T41">;</text:span></text:p>
        </text:list-item>
        <text:list-item>
          <text:p text:style-name="P44">/ <text:tab/><text:tab/>/Muestra el tipo de dato utilizado por iOb. Aunque tambien lo podemos hacer así:<text:tab/><text:tab/>Gen&lt;Integer&gt; iOb = new Gen&lt;Integer&gt;(28);</text:p>
        </text:list-item>
        <text:list-item>
          <text:p text:style-name="P45"><text:span text:style-name="T41"><text:s/><text:tab/><text:tab/>iOb.</text:span><text:span text:style-name="T47">mostrarTipo</text:span><text:span text:style-name="T42">()</text:span><text:span text:style-name="T41">;</text:span></text:p>
        </text:list-item>
        <text:list-item>
          <text:p text:style-name="P44">/ /Obtenga el valor en iOb.</text:p>
        </text:list-item>
        <text:list-item>
          <text:p text:style-name="P44">//Fíjese que no se necesita una conversión, como vemos usamos el método getOb(); para crear otra variable con el tipo de dato(en este caso el número)</text:p>
        </text:list-item>
        <text:list-item>
          <text:p text:style-name="P45"><text:span text:style-name="T49">int</text:span><text:span text:style-name="T41"> </text:span><text:span text:style-name="T41">v = iOb.</text:span><text:span text:style-name="T47">getOb</text:span><text:span text:style-name="T42">()</text:span><text:span text:style-name="T41">;</text:span></text:p>
        </text:list-item>
        <text:list-item>
          <text:p text:style-name="P45"><text:span text:style-name="T46">System</text:span><text:span text:style-name="T41">.</text:span><text:span text:style-name="T47">out</text:span><text:span text:style-name="T41">.</text:span><text:span text:style-name="T47">println</text:span><text:span text:style-name="T42">(</text:span><text:span text:style-name="T48">"Valor: " </text:span><text:span text:style-name="T41">+ v</text:span><text:span text:style-name="T42">)</text:span><text:span text:style-name="T41">;</text:span></text:p>
        </text:list-item>
        <text:list-item>
          <text:p text:style-name="P45"><text:span text:style-name="T46">System</text:span><text:span text:style-name="T41">.</text:span><text:span text:style-name="T47">out</text:span><text:span text:style-name="T41">.</text:span><text:span text:style-name="T47">println</text:span><text:span text:style-name="T42">()</text:span><text:span text:style-name="T41">;</text:span></text:p>
        </text:list-item>
        <text:list-item>
          <text:p text:style-name="P44"><text:soft-page-break/>//Cree un objeto Gen para Strings.</text:p>
        </text:list-item>
        <text:list-item>
          <text:p text:style-name="P45"><text:span text:style-name="T41">Gen&lt;</text:span><text:span text:style-name="T49">String</text:span><text:span text:style-name="T41">&gt; strOb = </text:span><text:span text:style-name="T45">new</text:span><text:span text:style-name="T41"> </text:span><text:span text:style-name="T41">Gen&lt;</text:span><text:span text:style-name="T49">String</text:span><text:span text:style-name="T41">&gt;</text:span><text:span text:style-name="T42">(</text:span><text:span text:style-name="T48">"Prueba de genéricos"</text:span><text:span text:style-name="T42">)</text:span><text:span text:style-name="T41">;</text:span></text:p>
        </text:list-item>
        <text:list-item>
          <text:p text:style-name="P44">//Muestra el tipo de dato utilizado por strOb</text:p>
        </text:list-item>
        <text:list-item>
          <text:p text:style-name="P45"><text:span text:style-name="T41">strOb.</text:span><text:span text:style-name="T47">mostrarTipo</text:span><text:span text:style-name="T42">()</text:span><text:span text:style-name="T41">;</text:span></text:p>
        </text:list-item>
        <text:list-item>
          <text:p text:style-name="P44">//Obtenga el valor de strOb.</text:p>
        </text:list-item>
        <text:list-item>
          <text:p text:style-name="P44">// De nuevo, note que no se necesita de conversión</text:p>
        </text:list-item>
        <text:list-item>
          <text:p text:style-name="P45"><text:span text:style-name="T49">String</text:span><text:span text:style-name="T41"> </text:span><text:span text:style-name="T41">str=strOb.</text:span><text:span text:style-name="T47">getOb</text:span><text:span text:style-name="T42">()</text:span><text:span text:style-name="T41">;</text:span></text:p>
        </text:list-item>
        <text:list-item>
          <text:p text:style-name="P45"><text:span text:style-name="T46">System</text:span><text:span text:style-name="T41">.</text:span><text:span text:style-name="T47">out</text:span><text:span text:style-name="T41">.</text:span><text:span text:style-name="T47">println</text:span><text:span text:style-name="T42">(</text:span><text:span text:style-name="T48">"Valor: "</text:span><text:span text:style-name="T41">+str</text:span><text:span text:style-name="T42">)</text:span><text:span text:style-name="T41">;</text:span></text:p>
        </text:list-item>
        <text:list-item>
          <text:p text:style-name="P47">}</text:p>
        </text:list-item>
        <text:list-item>
          <text:p text:style-name="P47">}</text:p>
        </text:list-item>
      </text:list>
      <text:p text:style-name="P2"/>
      <text:p text:style-name="P2"/>
      <text:p text:style-name="P2">El simbolo “&lt;T&gt;”, <text:span text:style-name="T5">es el nombre de un parámetro de tipo. Este nombre se usa como un marcador de posición para el tipo real que será pasado a Gen cuando se crea un objeto. Así, T</text:span><text:span text:style-name="T10"> </text:span><text:span text:style-name="T5">se utiliza dentro de </text:span><text:span text:style-name="Emphasis"><text:span text:style-name="T37">Gen</text:span></text:span><text:span text:style-name="T10"> </text:span><text:span text:style-name="T5">siempre que se necesite el parámetro tipo. Note que T</text:span><text:span text:style-name="T10"> </text:span><text:span text:style-name="T5">está contenido dentro de </text:span><text:span text:style-name="Strong_20_Emphasis"><text:span text:style-name="T6">&lt; &gt;</text:span></text:span><text:span text:style-name="T5">. Esta sintaxis puede generalizarse. Cada vez que se declara un parámetro de tipo, se especifica entre corchetes angulares (&lt;&gt;) . Debido a que </text:span><text:span text:style-name="Emphasis"><text:span text:style-name="T37">Gen</text:span></text:span><text:span text:style-name="T10"> </text:span><text:span text:style-name="T5">utiliza un parámetro tipo, </text:span><text:span text:style-name="Emphasis"><text:span text:style-name="T37">Gen</text:span></text:span><text:span text:style-name="T10"> </text:span><text:span text:style-name="T5">es una </text:span><text:span text:style-name="Strong_20_Emphasis"><text:span text:style-name="T6">clase genérica</text:span></text:span><text:span text:style-name="T5">.</text:span></text:p>
      <text:p text:style-name="P3"/>
      <text:p text:style-name="P2"><text:span text:style-name="T5">En la declaración de </text:span><text:span text:style-name="Emphasis"><text:span text:style-name="T8">Gen</text:span></text:span><text:span text:style-name="T5">, no hay ningún significado especial para el nombre T. Cualquier identificador válido podría haber sido utilizado, pero T es tradicional. Además, se recomienda que los nombres de los parámetros de tipo sean de </text:span><text:span text:style-name="Strong_20_Emphasis"><text:span text:style-name="T6">un solo carácter y mayúsculas</text:span></text:span><text:span text:style-name="T5">. Otros nombres de parámetros de uso común son V y E. </text:span></text:p>
      <text:p text:style-name="P3"/>
      <text:p text:style-name="P2"><text:span text:style-name="T5">El parámetro de tipo T también se puede usar para especificar el tipo de retorno de un método, como es el caso con el método </text:span><text:span text:style-name="Emphasis"><text:span text:style-name="T8">getOb()</text:span></text:span></text:p>
      <text:p text:style-name="P2"><text:span text:style-name="Emphasis"><text:span text:style-name="T5"/></text:span></text:p>
      <text:p text:style-name="P19"><text:span text:style-name="Emphasis"><text:span text:style-name="T5">El método mostrarTipo() muestra el tipo de </text:span></text:span><text:span text:style-name="Emphasis"><text:span text:style-name="T7">T</text:span></text:span><text:span text:style-name="Emphasis"><text:span text:style-name="T5">. Esto lo hace llamando a </text:span></text:span><text:span text:style-name="Emphasis"><text:span text:style-name="Strong_20_Emphasis"><text:span text:style-name="T6">getName()</text:span></text:span></text:span><text:span text:style-name="Emphasis"><text:span text:style-name="T5"> en el objeto </text:span></text:span><text:span text:style-name="Emphasis"><text:span text:style-name="Strong_20_Emphasis"><text:span text:style-name="T6">Class</text:span></text:span></text:span><text:span text:style-name="Emphasis"><text:span text:style-name="T5"> devuelto por la llamada a </text:span></text:span><text:span text:style-name="Emphasis"><text:span text:style-name="Strong_20_Emphasis"><text:span text:style-name="T6">getClass()</text:span></text:span></text:span><text:span text:style-name="Emphasis"><text:span text:style-name="T5"> en ob. No hemos usado esta característica antes, así que vamos a examinarla de cerca. La clase Object define el método getClass(). Por lo tanto, getClass() es un miembro de todos los tipos de clase. Devuelve un objeto Class que corresponde al tipo de clase del objeto al que se llama.</text:span></text:span></text:p>
      <text:p text:style-name="P9"><text:span text:style-name="T5">Class es una clase definida dentro de </text:span><text:span text:style-name="Strong_20_Emphasis"><text:span text:style-name="T6">java.lang</text:span></text:span><text:span text:style-name="T5"> que encapsula información sobre una clase. La clase define varios métodos que se pueden usar para obtener información sobre una clase en tiempo de ejecución. Entre estos se encuentra el método </text:span><text:span text:style-name="Emphasis"><text:span text:style-name="T5">getName()</text:span></text:span><text:span text:style-name="T5">, que devuelve una representación de cadena del nombre de clase.</text:span></text:p>
      <text:p text:style-name="P2"><text:span text:style-name="Emphasis"><text:span text:style-name="T5"/></text:span></text:p>
      <text:p text:style-name="P2"/>
      <text:p text:style-name="P2">OPERADOR DIAMOND: Nos permite instanciar un objeto genérico y esta desde la versión 7 de java. Se simboliza “&lt;Object&gt;”</text:p>
      <text:p text:style-name="P2"/>
      <text:p text:style-name="P2"/>
      <text:p text:style-name="P2"/>
      <text:p text:style-name="P2">**************************************************************************?</text:p>
      <text:p text:style-name="P2">Método SORT de la Interaz COLLECTION.</text:p>
      <text:p text:style-name="P2">Nos permite orden objetos en una lista.</text:p>
      <text:p text:style-name="P2">Collection.sort(nombreLista);</text:p>
      <text:p text:style-name="P2"/>
      <text:p text:style-name="P2">Método BINARYSEARCH</text:p>
      <text:p text:style-name="P2">Nos permite buscar la posición mediante un número binario dentro de una lista.</text:p>
      <text:p text:style-name="P2">**************************************************************************?</text:p>
      <text:p text:style-name="P2"/>
      <text:p text:style-name="P2">INTERFACES COMPARABLE Y COMPARATOR:</text:p>
      <text:p text:style-name="P2">Muchas de las operacioens que hagamos con objetos nos obligará a compararlos. A diferencia de los tipos primitivos y algunas clases que ya tienen definido un orden, tendremos que definir un orden con el que vamos a tratar los objetos mediante los modelo de la clase. Para ello JAVA nos da dos <text:soft-page-break/>interfaces llamadas: COMPARABLE Y COMPARATOR.</text:p>
      <text:p text:style-name="P2"/>
      <text:p text:style-name="P2">COMPARABLE:</text:p>
      <text:p text:style-name="P2">Als er una interface, se aplica a un clase, esta interface en su definición tiene un tipo Párametrizado(que es donde podemos colocar el tipo Objeto). La cuestión es que el método que contiene la interface solo lo podemos usar para un mismo tipo de objeto que la clase a la que la interfaz esta implementando. Recordemos que para comparar objetos, tenemos que comparar algún atributo/s o un resultado de un método. Si son iguales los objetos, es igual a 0, si uno es valor es negativo es menor, si uno es positivo es mayor. Nos sirve paa indicar el orden principal de una clase. Ejm: Objetos de personas, mediante esta interfaz podemos comparar cual de estas personas(objetos) es mayor o menor de edad mediante el atributo Edad. Así podemos establecer un orden entre los objetos del mismo tipo de clase.</text:p>
      <text:p text:style-name="P2"/>
      <text:p text:style-name="P2">Public interface Comparable&lt;T&gt; {</text:p>
      <text:p text:style-name="P2"/>
      <text:p text:style-name="P2"><text:tab/>public int compareTo(T o);</text:p>
      <text:p text:style-name="P2"/>
      <text:p text:style-name="P2">}</text:p>
      <text:p text:style-name="P2"/>
      <text:p text:style-name="P2">Ejm:</text:p>
      <text:p text:style-name="P2"/>
      <text:p text:style-name="P2">public class Persona implements Comparable&lt;Persona&gt; { contenido</text:p>
      <text:p text:style-name="P2"/>
      <text:p text:style-name="P2"><text:tab/>// uso del método de la interfaz</text:p>
      <text:p text:style-name="P2"><text:tab/>public int compareTo(Persona p) {</text:p>
      <text:p text:style-name="P2"/>
      <text:p text:style-name="P2"><text:tab/><text:tab/>return this.fechaNacimiento.compareTo(p.getFechaNacimiento());</text:p>
      <text:p text:style-name="P2"/>
      <text:p text:style-name="P2"><text:tab/>}</text:p>
      <text:p text:style-name="P2">}</text:p>
      <text:p text:style-name="P2"/>
      <text:p text:style-name="P2">A diferencia del método equal, que tuvimos que sobreescribir para poder comparar objetos y donde teniamos que indicarle el tipo de objeto en un condicional, con la interfaz no hay necesidad que hacerlo, ya que es un método de una interfaz que implemento con &lt;T&gt; el tipo de clase que pusimos despues de IMPLEMENTS, en este caso, &lt;Persona&gt;, por lo cual se aplica a los métodos que tiene esa interfaz, y por lo tanto podemos cambiarle el tipo de Objeto que hay en la interfaz.</text:p>
      <text:p text:style-name="P2"/>
      <text:p text:style-name="P2">Si usamos el SORT de la interfaz collection, este mediante compareTo() ya podrá comparar los objetos de la lista. Y nos viene bien el SORT ya que este también se asegura de se implemente un orden natural según el tipo primitivo del atributo.</text:p>
      <text:p text:style-name="P2"/>
      <text:p text:style-name="P2">Collection.sort(listaPersonas);</text:p>
      <text:p text:style-name="P2"/>
      <text:p text:style-name="P2">INTERFAZ COMPARATOR:</text:p>
      <text:p text:style-name="P2">A diferencia del compareTo(), la el compare() recibe dos párametros:</text:p>
      <text:p text:style-name="P2"/>
      <text:p text:style-name="P2">public interface Comparator&lt;T&gt; {</text:p>
      <text:p text:style-name="P2"/>
      <text:p text:style-name="P2"><text:tab/>public interface Compare(T o1, To2);</text:p>
      <text:p text:style-name="P2"/>
      <text:p text:style-name="P2">}</text:p>
      <text:p text:style-name="P2"/>
      <text:p text:style-name="P2"><text:soft-page-break/>A difernecia del compareTo(), que nospermite ordenar por orden natural/principal(comúnmente de ordenado según el tipo primitivo del atributo), como antes mencionado. Que pasaría si queremos ordenarlo con otro orden?. Para ello podemos crear una clase única que implemente la interfaz comparator, y donde sobreescribiremos el método de la interfaz compare(). Para despues crear un objeto y mediante este objeto llamar al método compare() y colocarle los dos objetos <text:s/>que queremos comparar.</text:p>
      <text:p text:style-name="P2"/>
      <text:p text:style-name="P2"/>
      <text:p text:style-name="P2"><text:span text:style-name="T18">import java.util.Comparator;</text:span><text:line-break/><text:line-break/><text:span text:style-name="T18">public class OrdenarPersonaPorAltura </text:span><text:span text:style-name="Strong_20_Emphasis"><text:span text:style-name="T17">implements Comparator&lt;Persona&gt;</text:span></text:span><text:span text:style-name="T19"> </text:span><text:span text:style-name="T18">{</text:span><text:line-break/><text:span text:style-name="T19">    </text:span><text:span text:style-name="T18">@Override</text:span><text:line-break/><text:span text:style-name="T19">    </text:span><text:span text:style-name="T18">public int compare(Persona o1, Persona o2) {</text:span><text:line-break/><text:span text:style-name="T19">    </text:span><text:span text:style-name="T18">return o1.getAltura() - o2.getAltura(); // Devuelve un entero positivo si la altura de o1 es mayor que la de o2</text:span><text:line-break/><text:span text:style-name="T19">    </text:span><text:span text:style-name="T18">}</text:span><text:line-break/><text:span text:style-name="T18">}</text:span> </text:p>
      <text:p text:style-name="P2">Dependiendo del tipo primitivo del atributo que vayamos a comparar de ambos objetos, colocamos lo que queremos comparar y poner en el return.</text:p>
      <text:p text:style-name="P2">Y en MAIN simplemente dentro del SORT:</text:p>
      <text:p text:style-name="P2"/>
      <text:p text:style-name="P2"><text:span text:style-name="T18">Collections.sort(listaPersonas, new </text:span><text:span text:style-name="Strong_20_Emphasis"><text:span text:style-name="T17">OrdenarPersonaPorAltura()</text:span></text:span><text:span text:style-name="T18">);</text:span> </text:p>
      <text:p text:style-name="P2"/>
      <text:p text:style-name="P2">Como vemos, colocamos el objeto directamente y no con una variable. NO hay necesidad de llamar al método, ya que el SORT se encarga de tomar el método y aplicarlo a la lista.</text:p>
      <text:p text:style-name="P2">También hay otra opción si no es necesario crear una clase específica para ello. Simplemente sería crear una referencia de la interfaz Compare mediante una clase anónima(en este caso, estaría creando una referencia de la interfaz mediante una estrutura anónima , en vez de implementarla a una clase, lo cual es muy extraño pero el profesor lo uso y estas interfaces son llamadas,, Interfaz funcional) directamente dentro del SORT, y dentro de la clase anonima, sobreescribir el método y usar el compareTo(), para ahorrarnos el tema de mirar cual tipo primitivo es:</text:p>
      <text:p text:style-name="P2"/>
      <text:p text:style-name="P2">listaPersonas.sort(new Comparator&lt;Persona&gt;() {</text:p>
      <text:p text:style-name="P2"/>
      <text:p text:style-name="P2"><text:tab/>@Override</text:p>
      <text:p text:style-name="P2"><text:tab/>public int compare(Persona o1, Persona o2) {</text:p>
      <text:p text:style-name="P2"/>
      <text:p text:style-name="P2"><text:tab/><text:tab/>return o1.getApellidos().compareTo(02.getApellidos())</text:p>
      <text:p text:style-name="P2"/>
      <text:p text:style-name="P2">}</text:p>
      <text:p text:style-name="P2"/>
      <text:p text:style-name="P2">})</text:p>
      <text:p text:style-name="P2"/>
      <text:p text:style-name="P2">TIPOS DE DATOS COMO INTERFAZ:</text:p>
      <text:p text:style-name="P2">Una interfaz puede ser colocada en la definición de un objeto como tipo de dato que tendrá la variable, es decir, poder usarla en el tipoClase, esto nos lo permite gracias al polimorfismo. Pero es importante tener claros algunos puntos:</text:p>
      <text:p text:style-name="P2">1.La clase del objeto a crear debe implementar dicha interfaz.</text:p>
      <text:list xml:id="list7492574475624736215" text:style-name="L7">
        <text:list-item>
          <text:p text:style-name="P28">Muy útil, comúnmente se usa para colocar de una vez los valores de los párametros de los métodos de la interfaz aplicadas en la clase rapidamente.</text:p>
        </text:list-item>
      </text:list>
      <text:p text:style-name="P2"/>
      <text:p text:style-name="P2">NombreInterface nombreVariableObjeto = new tipoClase(contructor);</text:p>
      <text:p text:style-name="P2"/>
      <text:p text:style-name="P2">Y es importante saber que si tenemos dos interfaces implementadas en una sola clase, y tenemos un <text:soft-page-break/>objeto con la estructura anterior mencionada y otro objeto con una estructura normal de un objeto, y queremos llamar en ambos objetos un método de una de las interfaces implementadas, dará error, porque uno de los objetos que fue reverenciado con la interfaz como “NombreInterface nombreVariableObjeto = new tipoClase(contructor);” y no con el tipoClase, no tiene el método de la otra interfaz. Por lo cual tocaría hacer downcasting:</text:p>
      <text:p text:style-name="P2"/>
      <text:p text:style-name="P2">InterfaceQueTieneMétodo nombrevariable = (InterfaceQueTieneMétodo) variableConInterfaceQueNoTieneMétodoDeLaOtraInterface.</text:p>
      <text:p text:style-name="P2"/>
      <text:p text:style-name="P2">Pero que no tengamos estos inconvenientes, es mejor que usemos la HERENCIA de interfaces para que no halla problemas.</text:p>
      <text:p text:style-name="P2"/>
      <text:p text:style-name="P2">MÉTODOS STATIC EN UNA INTERFACES</text:p>
      <text:p text:style-name="P2">Como te imaginarás al ser static pertenece a la interfaz y para acceder a esta, debemos llamarla mediante la interfaz.</text:p>
      <text:p text:style-name="P2"/>
      <text:p text:style-name="P2">EXPRESIÓN LAMBDA</text:p>
      <text:p text:style-name="P2">Básicamente es un método abstracto, una función sin nombre. Su estructura es:</text:p>
      <text:p text:style-name="P2"/>
      <text:p text:style-name="P2"><text:span text:style-name="T20">() -&gt;</text:span><text:span text:style-name="T21"> </text:span><text:span text:style-name="T20">expresión </text:span></text:p>
      <text:p text:style-name="P2"><text:span text:style-name="T20">(párametro1, párametro2, ...) -&gt;</text:span><text:span text:style-name="T21"> </text:span><text:span text:style-name="T20">expresión </text:span></text:p>
      <text:p text:style-name="P2"><text:span text:style-name="T20">(párametro1, párametro2, ...) -&gt;</text:span><text:span text:style-name="T21"> </text:span><text:span text:style-name="T20">{ sentencia1; sentencia2; .....;}</text:span> </text:p>
      <text:p text:style-name="P2"/>
      <text:p text:style-name="P2">EJM's:</text:p>
      <text:p text:style-name="P2"/>
      <text:p text:style-name="P2"><text:span text:style-name="T20">() -&gt;</text:span><text:span text:style-name="T21"> </text:span><text:span text:style-name="T25">new</text:span><text:span text:style-name="T21"> </text:span><text:span text:style-name="T20">ArrayList&lt;&gt;() </text:span></text:p>
      <text:p text:style-name="P2"><text:span text:style-name="T20">(int a, int b) -&gt;</text:span><text:span text:style-name="T21"> </text:span><text:span text:style-name="T20">a+b </text:span></text:p>
      <text:p text:style-name="P2"><text:span text:style-name="T20">(a) -&gt;</text:span><text:span text:style-name="T21"> </text:span><text:span text:style-name="T20">{ System.out.println(a); </text:span><text:span text:style-name="T25">return</text:span><text:span text:style-name="T21"> </text:span><text:span text:style-name="T26">true</text:span><text:span text:style-name="T20">; }</text:span></text:p>
      <text:p text:style-name="P29"/>
      <text:p text:style-name="P29"/>
      <text:p text:style-name="P37">Las expresiones lambda son funciones anónimas, es decir, funciones que no necesitan una clase.<text:line-break/>su sintáxis básica se detalla a continuación:</text:p>
      <text:p text:style-name="P14"><draw:frame draw:style-name="fr5" draw:name="gráficos5" text:anchor-type="as-char" svg:width="9.155cm" svg:height="1.879cm" draw:z-index="5"><draw:image xlink:href="https://www.adictosaltrabajo.com/wp-content/uploads/2015/09/sintaxis.png" xlink:type="simple" xlink:show="embed" xlink:actuate="onLoad"/><svg:title>sintaxis</svg:title></draw:frame></text:p>
      <text:list xml:id="list4350927339529761306" text:style-name="L8">
        <text:list-item>
          <text:p text:style-name="P48">El operador lambda (-&gt;) separa la declaración de parámetros de la declaración del cuerpo de la función.</text:p>
        </text:list-item>
        <text:list-item>
          <text:p text:style-name="P48">Parámetros:</text:p>
          <text:list>
            <text:list-item>
              <text:p text:style-name="P50">Cuando se tiene un solo parámetro no es necesario utilizar los paréntesis.</text:p>
            </text:list-item>
            <text:list-item>
              <text:p text:style-name="P50"><text:soft-page-break/>Cuando no se tienen parámetros, o cuando se tienen dos o más, es necesario utilizar paréntesis.</text:p>
            </text:list-item>
          </text:list>
        </text:list-item>
        <text:list-item>
          <text:p text:style-name="P48">Cuerpo de lambda:</text:p>
          <text:list>
            <text:list-item>
              <text:p text:style-name="P50">Cuando el cuerpo de la expresión lambda tiene una única línea no es necesario utilizar las llaves y no necesitan especificar la clausula return en el caso de que deban devolver valores.</text:p>
            </text:list-item>
            <text:list-item>
              <text:p text:style-name="P50">Cuando el cuerpo de la expresión lambda tiene más de una línea se hace necesario utilizar las llaves y es necesario incluir la clausula return en el caso de que la función deba devolver un valor .</text:p>
            </text:list-item>
          </text:list>
        </text:list-item>
      </text:list>
      <text:p text:style-name="P15">Algunos ejemplos de expresiones lambda pueden ser:</text:p>
      <text:list xml:id="list1578039984595013036" text:style-name="L9">
        <text:list-item>
          <text:p text:style-name="P49">z -&gt; z + 2</text:p>
        </text:list-item>
        <text:list-item>
          <text:p text:style-name="P49">() -&gt; System.out.println(» Mensaje 1 «)</text:p>
        </text:list-item>
        <text:list-item>
          <text:p text:style-name="P49">(int longitud, int altura) -&gt; { return altura * longitud; }</text:p>
        </text:list-item>
      </text:list>
      <text:p text:style-name="P24">(String x) -&gt; {<text:line-break/>String retorno = x;<text:line-break/><text:line-break/>retorno = retorno.concat(» ***»);<text:line-break/><text:line-break/>return retorno;<text:line-break/>}</text:p>
      <text:p text:style-name="P30"/>
      <text:p text:style-name="P29"/>
      <text:p text:style-name="P2"/>
      <text:p text:style-name="P2">3. Tipos</text:p>
      <text:p text:style-name="P2">Las expresiones lambda puede clasificarse de la siguiente manera:</text:p>
      <text:p text:style-name="P2"/>
      <text:p text:style-name="P2"><text:soft-page-break/>Consumidores.</text:p>
      <text:p text:style-name="P2">Proveedores.</text:p>
      <text:p text:style-name="P2">Funciones.</text:p>
      <text:p text:style-name="P2">Operadores Unarios.</text:p>
      <text:p text:style-name="P2">Operadores Binarios.</text:p>
      <text:p text:style-name="P2">Predicados.</text:p>
      <text:p text:style-name="P2">A continuación iremos detallando uno a uno y contando en que consisten.</text:p>
      <text:p text:style-name="P2"/>
      <text:p text:style-name="P2"/>
      <text:p text:style-name="P2">3.1. Consumidores</text:p>
      <text:p text:style-name="P2">Se trata de aquellas expresiones lambda que aceptan un solo valor y no devuelven valor alguno.</text:p>
      <text:p text:style-name="P2"/>
      <text:p text:style-name="P2">Java</text:p>
      <text:p text:style-name="P2">String message -&gt; System.out.println(message);</text:p>
      <text:p text:style-name="P2">Las expresiones BiConsumidoras, un caso especial de las expresiones consumidoras, son aquellas que toman dos valores como parámetro y no devuelven resultado.</text:p>
      <text:p text:style-name="P2"/>
      <text:p text:style-name="P2">Java</text:p>
      <text:p text:style-name="P2">(String key, String value) -&gt; System.out.println("Key: %s, value: %s%n", key, value);</text:p>
      <text:p text:style-name="P2"/>
      <text:p text:style-name="P2">3.2. Proveedores</text:p>
      <text:p text:style-name="P2">En este caso se trata de expresiones que no tienen parámetros pero devuelven un resultado.</text:p>
      <text:p text:style-name="P2"/>
      <text:p text:style-name="P2">Java</text:p>
      <text:p text:style-name="P2">() -&gt; return createRandomInteger()</text:p>
      <text:p text:style-name="P2"/>
      <text:p text:style-name="P2">3.3. Funciones</text:p>
      <text:p text:style-name="P2">Aquellas expresiones que aceptan un argumento y devuelven un valor como resultado y cuyos tipos no tienen porque ser iguales.</text:p>
      <text:p text:style-name="P2"/>
      <text:p text:style-name="P2">Java</text:p>
      <text:p text:style-name="P2">Order persistedOrder -&gt; persistedOrder.getIdientifier();</text:p>
      <text:p text:style-name="P2">Las BiFunciones son aquellas expresiones de tipo función que aceptan dos argumentos y devuelven un resultado.</text:p>
      <text:p text:style-name="P2"/>
      <text:p text:style-name="P2">Java</text:p>
      <text:p text:style-name="P2">(Address address, String name) -&gt; new Person(name, address);</text:p>
      <text:p text:style-name="P2"/>
      <text:p text:style-name="P2">3.3.1 Operadores Unarios</text:p>
      <text:p text:style-name="P2">Caso especial de funciones en las que tanto el parámetro como el valor devuelto son del mismo tipo.</text:p>
      <text:p text:style-name="P2"/>
      <text:p text:style-name="P2">String message -&gt; message.toLowerCase()</text:p>
      <text:p text:style-name="P2"/>
      <text:p text:style-name="P2">3.3.2 Operadores Binarios</text:p>
      <text:p text:style-name="P2">Igual que en el caso de los Operadores Unarios, se trata de un caso especial de funciones en las que los dos argumentos y el resultado son del mismo tipo.</text:p>
      <text:p text:style-name="P2"/>
      <text:p text:style-name="P2">Java</text:p>
      <text:p text:style-name="P2">(String message, String anotherMesssage) -&gt; message.concat(anotherMessage);</text:p>
      <text:p text:style-name="P2"/>
      <text:p text:style-name="P2">3.4. Predicados</text:p>
      <text:p text:style-name="P2">Se trata de expresiones que aceptan un parámetro y devuelven un valor lógico.</text:p>
      <text:p text:style-name="P2"><text:soft-page-break/></text:p>
      <text:p text:style-name="P2">Java</text:p>
      <text:p text:style-name="P2">String message -&gt; message.length &gt; 50</text:p>
      <text:p text:style-name="P2"/>
      <text:p text:style-name="P2">Como en los casos anteriores, se pueden tener BiPredicados, predicados que en lugar de tener un parámetro, tienen dos.</text:p>
      <text:p text:style-name="P2"/>
      <text:p text:style-name="P2">Java</text:p>
      <text:p text:style-name="P2">(path, attr) -&gt; String.valueOf(path).endsWith(".js") &amp;&amp; attr.size() &gt; 1024</text:p>
      <text:p text:style-name="P2"/>
      <text:p text:style-name="P2">********************************************************************?</text:p>
      <text:p text:style-name="P2"/>
      <text:p text:style-name="P2">4. Referencias a métodos</text:p>
      <text:p text:style-name="P2">Las referencias a los métodos nos permiten reutilizar un método como expresión lambda. Para hacer uso de las referencias a métodos basta con utilizar la siguiente sintáxis: valorparametroRelacionadoConElMétodo::nombreDelMetodo.</text:p>
      <text:p text:style-name="P2"/>
      <text:p text:style-name="P2">Java</text:p>
      <text:p text:style-name="P2">File::canRead // en lugar de File f -&gt; f.canRead();</text:p>
      <text:p text:style-name="P2">1</text:p>
      <text:p text:style-name="P2">File::canRead // en lugar de File f -&gt; f.canRead();</text:p>
      <text:p text:style-name="P2">Con las referencias a los métodos se ofrece una anotación más rápida para expresiones lambda simples y existen 3 tipos diferentes:</text:p>
      <text:p text:style-name="P2"/>
      <text:p text:style-name="P2">Métodos estáticos.</text:p>
      <text:p text:style-name="P2">Métodos de instancia de un tipo.</text:p>
      <text:p text:style-name="P2">Métodos de instancia de un objeto existente.</text:p>
      <text:p text:style-name="P2">Ejemplo de uso con método estático:</text:p>
      <text:p text:style-name="P2"/>
      <text:p text:style-name="P2">Java</text:p>
      <text:p text:style-name="P2">(String info) -&gt; System.out.println(info) // Expresión lambda sin referencias.</text:p>
      <text:p text:style-name="P2">System.out::println // Expresión lambda con referencia a método estático.</text:p>
      <text:p text:style-name="P2"/>
      <text:p text:style-name="P2">Ejemplo de uso con método de un tipo:</text:p>
      <text:p text:style-name="P2"/>
      <text:p text:style-name="P2">Java</text:p>
      <text:p text:style-name="P2">(Student student, int registryIndex) -&gt; student.getRegistry(registryIndex) // Expresión lambda sin referencias.</text:p>
      <text:p text:style-name="P2">Student::getRegistry // Expresión lambda con referencia a método de un tipo.</text:p>
      <text:p text:style-name="P2"/>
      <text:p text:style-name="P2">Ejemplo de uso con método de un objeto existente:</text:p>
      <text:p text:style-name="P2"/>
      <text:p text:style-name="P2">Java</text:p>
      <text:p text:style-name="P2">Student student -&gt; getMarks(student) // Expresión lambda sin referencias.</text:p>
      <text:p text:style-name="P2">this::getMarks // Expresión lambda con referencia a método de un objeto existente.</text:p>
      <text:p text:style-name="P2"/>
      <text:p text:style-name="P2"/>
      <text:p text:style-name="P2"/>
      <text:p text:style-name="P2">INTERFACES FUNCIONALES:</text:p>
      <text:p text:style-name="P2">Recordemos que las interfaces son contratos que compromete a una clase a implementar una serie de métodos. Se pueden utilizar como referencias a la hora de crear objetos(como vimos anteriormente con la interfaz compare()), aunque si nos ponemos a pensar, cada vez que creamos <text:soft-page-break/>una colletion, estamos creando una referencia de interfaz, que al fin y al cabo sería como un objeto de interfaz(aunque no lo es). Ejm con la interfaz de lista.</text:p>
      <text:p text:style-name="P2"/>
      <text:p text:style-name="P2">List&lt;String&gt; lista = new ArrayList&lt;&gt;():</text:p>
      <text:p text:style-name="P2"/>
      <text:p text:style-name="P2">A su vez, las interfaces pueden tener métodos estaticos y default, junto a los que ya hemos visto que son abstractos.</text:p>
      <text:p text:style-name="P2"><text:span text:style-name="T20">public</text:span><text:span text:style-name="T23"> </text:span><text:span text:style-name="T22">interface </text:span><text:span text:style-name="T20">Interfaz { </text:span></text:p>
      <text:p text:style-name="P29"><text:tab/>public void metodo(); </text:p>
      <text:p text:style-name="P2"><text:span text:style-name="T22"><text:tab/>default </text:span><text:span text:style-name="T20">public void metodoPorDefecto() { System.out.println(</text:span><text:span text:style-name="T24">"Este es uno de <text:tab/>los nuevos métodos por defecto"</text:span><text:span text:style-name="T20">); } </text:span></text:p>
      <text:p text:style-name="P2"><text:span text:style-name="T20"><text:tab/>public static void metodoEstatico() { System.out.println(</text:span><text:span text:style-name="T24">"Método estático en <text:tab/>un interfaz"</text:span><text:span text:style-name="T20">); } </text:span></text:p>
      <text:p text:style-name="P2"><text:span text:style-name="T20">}</text:span> </text:p>
      <text:p text:style-name="P2"/>
      <text:p text:style-name="P2">Por lo tanto, las interfaces funcionales se definen como interfaces que solo tienen un método abstracto propio nuestro. Aunque puede tener uno o varios métodos por defecto y/o estáticos. <text:span text:style-name="T11">pero deberá tener forzosamente un único método abstracto. Si no te queda claro que es un método abstracto en una interface, es un método sin implementar.</text:span></text:p>
      <text:p text:style-name="P8">Las interfaces funcionales es un nuevo concepto que fue agregado a partir de la versión 8 de Java y cobran su importancia al utilizar expresiones lambda (λ).</text:p>
      <text:p text:style-name="P4">Aunque también se puede dar el caso en donde podamos tener varios métodos abstractos, siempre y cuando estos demás métodos sean para sobrescribir métodos de clase object. Usualmente los implementamos con una clase anónima(estructura de una clase anónima).</text:p>
      <text:p text:style-name="P4">Java SE 8, incorporo la anotación “@FunctionalInterface” que comprueba si esa interfaz tiene solamente un método abstracto creado por nosotros y no un método publico de la clase object. Y se coloca antes de definir la interface funcional.</text:p>
      <text:p text:style-name="P4"/>
      <text:p text:style-name="P4"/>
      <text:p text:style-name="P4"><text:span text:style-name="T27">Como hemos visto las expresiones lambda son funciones anónimas y pueden ser utilizadas allá donde el tipo aceptado sea una interfaz funcional pero… ¿qué es una interfaz funcional?</text:span> </text:p>
      <text:p text:style-name="P4"/>
      <text:p text:style-name="P4"><text:span text:style-name="T27">El motivo de que la interfaz tenga un único método abstracto es que será la expresión lambda la que proveerá de la implementación para dicho método.</text:span> </text:p>
      <text:p text:style-name="P4"/>
      <text:p text:style-name="P4">Por lo cual cuando ya tengamos la interfaz funcional hecha, lo que haremos es crear una variable en MAIN la cual tendrá una expresión lambda, esta variable será del tipo de la interfaz funcional, por lo cual, Java lo que hará es que se encargará de implementar en esa variable el método abstracto(por ese motivo, es que solo debemos colocar un método abstracto) y así hacer que la expresión lambda dentro de esta variable sea la que sobrescriba el método abstracto. Sintaxis:</text:p>
      <text:p text:style-name="P4"/>
      <text:p text:style-name="P4">InterfazFuncional variableQueContendráAlMétodoAbstracto = expresión lambda;</text:p>
      <text:p text:style-name="P4"/>
      <text:p text:style-name="P4">Es importante tener en cuenta que si el método abstracto tiene párametros, lo ideal es que en la expresión lambda tengan la misma cantidad de parámetros, para que estos se puedan ajustar a la cantidad de párametros que tenga el método abstracto.</text:p>
      <text:p text:style-name="P4"/>
      <text:p text:style-name="P4">Ahoar sería simplemente utilizar el método abstracto usando la variable que lo alberga y dandole valor a los párametros:</text:p>
      <text:p text:style-name="P4">nombreVariable.métodoAbstracto(valores párametros);</text:p>
      <text:p text:style-name="P4"><text:soft-page-break/>*************************************************************?</text:p>
      <text:p text:style-name="P4">PREDICATE:</text:p>
      <text:p text:style-name="P38"><text:span text:style-name="T33">Una lambda </text:span><text:span text:style-name="Strong_20_Emphasis"><text:span text:style-name="T35">Predicate</text:span></text:span><text:span text:style-name="T33"> en </text:span><text:span text:style-name="Strong_20_Emphasis"><text:span text:style-name="T35">Java</text:span></text:span><text:span text:style-name="T33"> sirve para comprobar si una condición dada es verdadera o falsa.</text:span></text:p>
      <text:p text:style-name="P55"><text:span text:style-name="T33">Por ejemplo, en lugar de pasar un objeto de tipo </text:span><text:span text:style-name="Strong_20_Emphasis"><text:span text:style-name="T35">Boolean</text:span></text:span><text:span text:style-name="T33"> con valor </text:span><text:span text:style-name="Emphasis"><text:span text:style-name="T34">true</text:span></text:span><text:span text:style-name="T33"> or </text:span><text:span text:style-name="Emphasis"><text:span text:style-name="T34">false</text:span></text:span><text:span text:style-name="T33">, o una variable primitiva de tipo </text:span><text:span text:style-name="Strong_20_Emphasis"><text:span text:style-name="T35">boolean</text:span></text:span><text:span text:style-name="T33"> con dichos valores, pasas una referencia de tipo </text:span><text:span text:style-name="Strong_20_Emphasis"><text:span text:style-name="T35">Predicate</text:span></text:span><text:span text:style-name="T33"> para determinar de manera dinámica si una condición dada es verdadera, o falsa. Esta es la calculadora a la que me refería más arriba: una lambda es una herramienta que utilizas en el código.</text:span></text:p>
      <text:p text:style-name="P54">Esta operación se puede realizar sin una lambda, pero con lambdas el código es más breve y más transparente (sobre todo en clases anónimas</text:p>
      <text:p text:style-name="P4">package java.util.function;</text:p>
      <text:p text:style-name="P4"/>
      <text:p text:style-name="P4">public interface Predicate&lt;T&gt; {</text:p>
      <text:p text:style-name="P4"><text:s text:c="4"/>boolean test(T t);</text:p>
      <text:p text:style-name="P4">}</text:p>
      <text:p text:style-name="P4"/>
      <text:p text:style-name="P4">¿Cómo utilizar una interfaz funcional predicate?</text:p>
      <text:p text:style-name="P4">A diferencia de las interfaces habituales, una clase no implementa una interfaz funcional. Cuando creas una referencia a una lambda Predicate en Java, lo que haces es implementar el método test en una línea, a la que le asignas una referencia. A continuación, puedes pasar esta referencia de un lado a otro, como cualquier otra referencia o variable. Esta lambda es un método portátil, por así decirlo.</text:p>
      <text:p text:style-name="P4"/>
      <text:p text:style-name="P4">package es.javautodidacta;</text:p>
      <text:p text:style-name="P4"/>
      <text:p text:style-name="P4">import java.util.function.*;</text:p>
      <text:p text:style-name="P4"/>
      <text:p text:style-name="P4">public class EjemploPredicate {</text:p>
      <text:p text:style-name="P4"><text:s text:c="4"/>public static void main(String[] args) {</text:p>
      <text:p text:style-name="P4"><text:s text:c="8"/>Predicate&lt;String&gt; checker = a -&gt; a.startsWith("M");</text:p>
      <text:p text:style-name="P4"><text:s text:c="8"/>System.out.println(checker.test("Miguel"));</text:p>
      <text:p text:style-name="P4"><text:s text:c="4"/>}</text:p>
      <text:p text:style-name="P4">}</text:p>
      <text:p text:style-name="P4"/>
      <text:p text:style-name="P4">Otro ejemplo:</text:p>
      <text:p text:style-name="P4"/>
      <text:p text:style-name="P4">public class EjemploPredicate {</text:p>
      <text:p text:style-name="P4"><text:s text:c="4"/>public static void main(String[] args) {</text:p>
      <text:p text:style-name="P4"><text:s text:c="8"/>Predicate&lt;Persona&gt; cualEsSuEdad = (p) -&gt; {p.getEdad() &gt;= 35};</text:p>
      <text:p text:style-name="P4"><text:s text:c="8"/>System.out.println(cualEsSuEdad.test(36));</text:p>
      <text:p text:style-name="P4"><text:s text:c="4"/>}</text:p>
      <text:p text:style-name="P4">}</text:p>
      <text:p text:style-name="P4"/>
      <text:p text:style-name="P4">Parece que la referencia es en sí un objeto, ¿no? Parece un objeto de tipo Predicate&lt;String&gt;, que ejecuta el método test. No obstante, no es un objeto: las interfaces no se pueden instanciar. OMO <text:soft-page-break/>VEMOS ES MÁS BREVE QUE HACERLO POR EL MEDIO MÁS LARGO:</text:p>
      <text:p text:style-name="P4"/>
      <text:p text:style-name="P4">En realidad, lo que has hecho es algo similar a esto:</text:p>
      <text:p text:style-name="P4"/>
      <text:p text:style-name="P4">package es.javautodidacta;</text:p>
      <text:p text:style-name="P4"/>
      <text:p text:style-name="P4">import java.util.function.*;</text:p>
      <text:p text:style-name="P4"/>
      <text:p text:style-name="P4">public class EjemploPredicate implements Predicate&lt;String&gt; {</text:p>
      <text:p text:style-name="P4"><text:s text:c="4"/>public static void main(String[] args) {</text:p>
      <text:p text:style-name="P4"><text:s text:c="8"/>EjemploPredicate p = new EjemploPredicate();</text:p>
      <text:p text:style-name="P4"><text:s text:c="8"/>System.out.println(p.test("Miguel"));</text:p>
      <text:p text:style-name="P4"><text:s text:c="4"/>}</text:p>
      <text:p text:style-name="P4"><text:s text:c="4"/></text:p>
      <text:p text:style-name="P4"><text:s text:c="4"/>public boolean test(String str) {</text:p>
      <text:p text:style-name="P4"><text:s text:c="8"/>return str.startsWith("M");</text:p>
      <text:p text:style-name="P4"><text:s text:c="4"/>}</text:p>
      <text:p text:style-name="P4">}</text:p>
      <text:p text:style-name="P4"/>
      <text:p text:style-name="P4">Nos beneficia para condicional en el API Stream</text:p>
      <text:p text:style-name="P4"/>
      <text:p text:style-name="P4">Además PREDICATE tiene métodos propios que nos permiten simplificar más el condicional en los lambda. Algunos como: and(), or(), contains(), negative()</text:p>
      <text:p text:style-name="P4">Ejm:</text:p>
      <text:p text:style-name="P4"/>
      <text:p text:style-name="P4">Predicate&lt;Persona&gt; edad = (p) → p.getEdad &gt;= 35</text:p>
      <text:p text:style-name="P4">Predicate&lt;Persona&gt; nombre = (p) → p.getApellidos().contains(“e”);</text:p>
      <text:p text:style-name="P4">Predicate&lt;Persona&gt; complejo = edad.or(nombre);</text:p>
      <text:p text:style-name="P4"/>
      <text:p text:style-name="P4">En este caso, el contains() sirve para ver si la letra “e” esta en el apellido. Y el or() sirve para decir que si “edad” o “nombre” son verdaderos devuelveme True.</text:p>
      <text:p text:style-name="P4"/>
      <text:p text:style-name="P4">*****************************************************************?</text:p>
      <text:p text:style-name="P4">CONSUMER:</text:p>
      <text:p text:style-name="P4">Es una interface que contiene un método “viod accept(T t)”, y nos sirve para consumir objetos, es decir, que recibe párametros pero no devuelve nada, es muy usado para imprimir o para imprimir con un foreach. </text:p>
      <text:p text:style-name="P4"/>
      <text:p text:style-name="P4">Ejm.</text:p>
      <text:p text:style-name="P4"/>
      <text:p text:style-name="P4">Consumer&lt;Integer&gt; consumer = (i) → System.out.printl(i);</text:p>
      <text:p text:style-name="P4"/>
      <text:p text:style-name="P4">Como vemos en la expresión lambda que sobrescribe el método accept(), le ponemos un párametro pero no nos devuelve ningún valor.</text:p>
      <text:p text:style-name="P4"/>
      <text:p text:style-name="P4">Además tenemos el método andThen(), que nos permite componer/crear consumidores y encadenar así una secuencia de operaciones que se muestran mediante una impresión.</text:p>
      <text:p text:style-name="P4"/>
      <text:p text:style-name="P4">Ejm:</text:p>
      <text:p text:style-name="P4">Consumer&lt;Integer&gt; consumer = (i) → System.out.printl(i);</text:p>
      <text:p text:style-name="P4">Consumer&lt;Integer&gt; consumerWithAndThen = consumer.andThen( i → System.out.printl(“Hemos imprimido el: ” + i + “.”);</text:p>
      <text:p text:style-name="P4"><text:soft-page-break/>*****************************************************************?</text:p>
      <text:p text:style-name="P4">FUNCTION:</text:p>
      <text:p text:style-name="P2"><text:span text:style-name="T39">Es una interface funcional, que nos sirve para aplicar una tranformación sobre un objeto. </text:span><text:span text:style-name="T12">reciben uno o más parámetros y retornan un resultado</text:span> <text:s/>y su método abstracto es: R apply(T t …), que sirve para convertir de un valor T en otro valor R. Es muy utilizado para mapear, es decir, usando STREAM API, de mapeo: map(expresión lambda). Para guardarlo en un diccionario(donde se cambian de tipo de dato) y despues imprmirlo mediante un foreach.</text:p>
      <text:p text:style-name="P2"/>
      <text:p text:style-name="P2">Ejm:</text:p>
      <text:p text:style-name="P2"/>
      <text:p text:style-name="P2">lista.stream().map( (p) → p.getNombre() ).foreach(System.out::println)</text:p>
      <text:p text:style-name="P2"/>
      <text:p text:style-name="P2">El foreach() de STREAM API ya lo veremos más adelante.</text:p>
      <text:p text:style-name="P2"/>
      <text:p text:style-name="P4">*****************************************************************?</text:p>
      <text:p text:style-name="P4"/>
      <text:p text:style-name="P2"><text:span text:style-name="T39">SUPPLIER:</text:span></text:p>
      <text:p text:style-name="P52">El concepto de Java Supplier Interface . Es uno de los conceptos de programación funcional que a veces más cuesta entender . No tanto por su complejidad sino por su posible utilidad. ¿Para que sirve un Java Supplier Interface?.  Este interface es uno de los más sencillos ya que solo tiene un método que nos devuelve un valor . Un Supplier es un proveedor y por lo tanto nos devuelve un valor o un objeto sin que nosotros le pasemos ningún parámetro.</text:p>
      <text:p text:style-name="P52">El método abstracto en la interface es el siguiente:</text:p>
      <text:p text:style-name="P52">T get();</text:p>
      <text:p text:style-name="P52">Su expresión como lambda sería:</text:p>
      <text:p text:style-name="P52">() → contenido</text:p>
      <text:p text:style-name="P53"><text:span text:style-name="T36">() → {return something}</text:span></text:p>
      <text:p text:style-name="P4">dsd</text:p>
      <text:p text:style-name="P4">dsd</text:p>
      <text:p text:style-name="P4">Ahora para crear un objeto de una clase usando Supplier:</text:p>
      <text:p text:style-name="P4"/>
      <text:p text:style-name="P4">Supplier&lt;nombreClase&gt; supplier = nombreClase::método/new;</text:p>
      <text:p text:style-name="P4"/>
      <text:p text:style-name="P4">Y ahora para usar el get() de supplier para que nos devuelva el resultado del método/ si es un objeto para que nos devuelva ese objeto:</text:p>
      <text:p text:style-name="P4"/>
      <text:p text:style-name="P4">nombreClase nombreVariable/Objeto= supplier.get();</text:p>
      <text:p text:style-name="P4"/>
      <text:p text:style-name="P4"/>
      <text:p text:style-name="P4">IMPORTANTE: En las expresiones lambda en los parametros puede pasar de que los párametros no tiene un tipo de dato definido, esto es porque mediante el método abstracto de la interface funcional, <text:soft-page-break/>java ya se encargá de ponerle a este párametro con el tipo de dato del párametro del método abstracto.</text:p>
      <text:p text:style-name="P4"/>
      <text:p text:style-name="P4">COLLECTIONS RESUMEN:</text:p>
      <text:p text:style-name="P4"/>
      <text:p text:style-name="P4">SET HASHSET:</text:p>
      <text:p text:style-name="P4"><text:span text:style-name="T30">Set</text:span><text:span text:style-name="T31">&lt;tipoDato&gt;</text:span><text:span text:style-name="T28"> </text:span><text:span text:style-name="T30">hashSet</text:span><text:span text:style-name="T28"> </text:span><text:span text:style-name="T29">=</text:span><text:span text:style-name="T28"> </text:span><text:span text:style-name="T32">new</text:span><text:span text:style-name="T28"> </text:span><text:span text:style-name="T30">HashSet</text:span><text:span text:style-name="T31">&lt;tipoDato&gt;</text:span><text:span text:style-name="T4">();</text:span> </text:p>
      <text:p text:style-name="P4"/>
      <text:p text:style-name="P4">métodos hashset:</text:p>
      <text:p text:style-name="P4"><draw:frame draw:style-name="fr7" draw:name="gráficos7" text:anchor-type="paragraph" svg:width="15.266cm" svg:height="8.812cm" draw:z-index="17"><draw:image xlink:href="Pictures/2000000700003BA30000226CA970713F.svm" xlink:type="simple" xlink:show="embed" xlink:actuate="onLoad"/></draw:frame></text:p>
      <text:p text:style-name="P4"/>
      <text:p text:style-name="P4">array.length → devuelve la longitud de un elemento de una lista</text:p>
      <text:p text:style-name="P4"/>
      <text:p text:style-name="P4"/>
      <text:p text:style-name="P4">LIST ARRAYLIST:</text:p>
      <text:p text:style-name="P4"/>
      <text:p text:style-name="P4"><text:span text:style-name="T30">List</text:span><text:span text:style-name="T31">&lt;tipoDato&gt;</text:span><text:span text:style-name="T28"> </text:span><text:span text:style-name="T30">arrayList</text:span><text:span text:style-name="T28"> </text:span><text:span text:style-name="T29">=</text:span><text:span text:style-name="T28"> </text:span><text:span text:style-name="T32">new</text:span><text:span text:style-name="T28"> </text:span><text:span text:style-name="T30">ArrayList</text:span><text:span text:style-name="T31">&lt;tipoDato&gt;</text:span><text:span text:style-name="T4">();</text:span> </text:p>
      <text:p text:style-name="P4"/>
      <text:p text:style-name="P4"/>
      <text:p text:style-name="P4"><draw:frame draw:style-name="fr6" draw:name="gráficos6" text:anchor-type="paragraph" svg:x="0.707cm" svg:y="0.78cm" svg:width="14.78cm" svg:height="8.68cm" draw:z-index="16"><draw:image xlink:href="Pictures/2000000700003CE1000027CBD5560A81.svm" xlink:type="simple" xlink:show="embed" xlink:actuate="onLoad"/></draw:frame></text:p>
      <text:p text:style-name="P4"><text:soft-page-break/>array.length → devuelve la longitud de un elemento de una lista</text:p>
      <text:p text:style-name="P4"/>
      <text:p text:style-name="P4">MAP HASHMAP:</text:p>
      <text:p text:style-name="P4"/>
      <text:p text:style-name="P4"><text:span text:style-name="T30">Map</text:span><text:span text:style-name="T29">&lt;</text:span><text:span text:style-name="T32">tipoDatoLlave</text:span><text:span text:style-name="T4">,</text:span><text:span text:style-name="T28"> </text:span><text:span text:style-name="T31">tipoDatoValor(puedes poner un array)</text:span><text:span text:style-name="T29">&gt;</text:span><text:span text:style-name="T28"> </text:span><text:span text:style-name="T30">hashMap</text:span><text:span text:style-name="T28"> </text:span><text:span text:style-name="T29">=</text:span><text:span text:style-name="T28"> </text:span><text:span text:style-name="T32">new</text:span><text:span text:style-name="T28"> </text:span><text:span text:style-name="T30">HashMap</text:span><text:span text:style-name="T29">&lt;</text:span><text:span text:style-name="T32">tipoDatoLlave</text:span><text:span text:style-name="T4">,</text:span><text:span text:style-name="T28"> </text:span><text:span text:style-name="T31">tipoDatoValor</text:span><text:span text:style-name="T29">&gt;</text:span><text:span text:style-name="T4">();</text:span> </text:p>
      <text:p text:style-name="P4"/>
      <text:p text:style-name="P4">Métodos de hasmap:</text:p>
      <text:p text:style-name="P4"/>
      <text:p text:style-name="P4"><draw:frame draw:style-name="fr7" draw:name="gráficos8" text:anchor-type="paragraph" svg:width="15.425cm" svg:height="9.871cm" draw:z-index="18"><draw:image xlink:href="Pictures/2000000700003C420000268EE6FC73A0.svm" xlink:type="simple" xlink:show="embed" xlink:actuate="onLoad"/></draw:frame></text:p>
      <text:p text:style-name="P4"/>
      <text:h text:style-name="P34" text:outline-level="3">5. Stream API</text:h>
      <text:p text:style-name="P51">Gracias a la llegada de Java 8, las colecciones han aumentado su funcionalidad con la llegada de los <text:span text:style-name="T38">streams</text:span>. Los <text:span text:style-name="T38">streams</text:span> permiten realizar operaciones funcionales sobre los elementos de las colecciones.</text:p>
      <text:p text:style-name="P51">A continuación, mostramos un ejemplo de las bondades de los <text:span text:style-name="T38">streams</text:span> donde, a partir de una lista de personas (donde cada una de ellas tiene un nombre), obtenemos una lista con todos los nombres:</text:p>
      <text:p text:style-name="P31"><draw:frame draw:style-name="fr1" draw:name="Marco9" text:anchor-type="paragraph" svg:width="0.635cm" draw:z-index="14"><draw:text-box fo:min-height="0.041cm"><draw:frame draw:style-name="fr2" draw:name="Marco10" text:anchor-type="frame" svg:x="0cm" svg:y="0.238cm" svg:width="0.635cm" draw:z-index="15"><draw:text-box fo:min-height="0.423cm"><text:p text:style-name="Text_20_body"/></draw:text-box></draw:frame><text:p text:style-name="Text_20_body"/></draw:text-box></draw:frame><draw:frame draw:style-name="fr1" draw:name="Marco7" text:anchor-type="paragraph" svg:width="0.635cm" draw:z-index="12"><draw:text-box fo:min-height="0.041cm"><draw:frame draw:style-name="fr2" draw:name="Marco8" text:anchor-type="frame" svg:x="0cm" svg:y="0.238cm" svg:width="0.635cm" draw:z-index="13"><draw:text-box fo:min-height="0.423cm"><text:p text:style-name="Text_20_body"/></draw:text-box></draw:frame><text:p text:style-name="Text_20_body"/></draw:text-box></draw:frame><draw:frame draw:style-name="fr1" draw:name="Marco5" text:anchor-type="paragraph" svg:width="0.635cm" draw:z-index="10"><draw:text-box fo:min-height="0.041cm"><draw:frame draw:style-name="fr2" draw:name="Marco6" text:anchor-type="frame" svg:x="0cm" svg:y="0.238cm" svg:width="0.635cm" draw:z-index="11"><draw:text-box fo:min-height="0.423cm"><text:p text:style-name="Text_20_body"/></draw:text-box></draw:frame><text:p text:style-name="Text_20_body"/></draw:text-box></draw:frame><draw:frame draw:style-name="fr1" draw:name="Marco3" text:anchor-type="paragraph" svg:width="0.635cm" draw:z-index="8"><draw:text-box fo:min-height="0.041cm"><draw:frame draw:style-name="fr2" draw:name="Marco4" text:anchor-type="frame" svg:x="0cm" svg:y="0.238cm" svg:width="0.635cm" draw:z-index="9"><draw:text-box fo:min-height="0.423cm"><text:p text:style-name="Text_20_body"/></draw:text-box></draw:frame><text:p text:style-name="Text_20_body"/></draw:text-box></draw:frame><draw:frame draw:style-name="fr1" draw:name="Marco1" text:anchor-type="paragraph" svg:width="0.635cm" draw:z-index="6"><draw:text-box fo:min-height="0.041cm"><draw:frame draw:style-name="fr2" draw:name="Marco2" text:anchor-type="frame" svg:x="0cm" svg:y="0.238cm" svg:width="0.635cm" draw:z-index="7"><draw:text-box fo:min-height="0.423cm"><text:p text:style-name="Text_20_body"/></draw:text-box></draw:frame><text:p text:style-name="P56"/></draw:text-box></draw:frame>Java</text:p>
      <table:table table:name="Tabla1" table:style-name="Tabla1">
        <table:table-column table:style-name="Tabla1.A"/>
        <table:table-column table:style-name="Tabla1.B"/>
        <table:table-row>
          <table:table-cell table:style-name="Tabla1.A1" office:value-type="string">
            <text:p text:style-name="P58">1</text:p>
            <text:p text:style-name="P58">2</text:p>
          </table:table-cell>
          <table:table-cell table:style-name="Tabla1.A1" office:value-type="string">
            <text:section text:style-name="Sect1" text:name="crayon-5e4e4dc096c1f324657375-1">
              <text:p text:style-name="P57"><text:span text:style-name="T53">List</text:span><text:span text:style-name="T54">&lt;Person&gt;</text:span><text:span text:style-name="T52"> </text:span><text:span text:style-name="T53">people</text:span><text:span text:style-name="T52"> = </text:span><text:span text:style-name="T55">new</text:span><text:span text:style-name="T52"> </text:span><text:span text:style-name="T53">ArrayList</text:span><text:span text:style-name="T54">&lt;Person&gt;</text:span><text:span text:style-name="T56">();</text:span></text:p>
            </text:section>
            <text:section text:style-name="Sect1" text:name="crayon-5e4e4dc096c1f324657375-2">
              <text:p text:style-name="P57"><text:span text:style-name="T53">List</text:span><text:span text:style-name="T54">&lt;String&gt;</text:span><text:span text:style-name="T52"> </text:span><text:span text:style-name="T53">names</text:span><text:span text:style-name="T52"> = </text:span><text:span text:style-name="T53">people</text:span><text:span text:style-name="T56">.</text:span><text:span text:style-name="T54">stream</text:span><text:span text:style-name="T56">().</text:span><text:span text:style-name="T54">map</text:span><text:span text:style-name="T56">(</text:span><text:span text:style-name="T53">Person</text:span><text:span text:style-name="T52">::</text:span><text:span text:style-name="T53">getName</text:span><text:span text:style-name="T56">).</text:span><text:span text:style-name="T54">collect</text:span><text:span text:style-name="T56">(</text:span><text:span text:style-name="T53">Collectors</text:span><text:span text:style-name="T56">.</text:span><text:span text:style-name="T54">toList</text:span><text:span text:style-name="T56">());</text:span></text:p>
            </text:section>
          </table:table-cell>
        </table:table-row>
      </table:table>
      <text:p text:style-name="P4"/>
      <text:p text:style-name="P4"><text:soft-page-break/>FOREACH JAVA:</text:p>
      <text:p text:style-name="P4"/>
      <text:p text:style-name="P36"><text:span text:style-name="T57">for </text:span><text:span text:style-name="T58">(tipoDato/Object</text:span><text:span text:style-name="T60"> </text:span>Llave<text:span text:style-name="T62">: lista</text:span><text:span text:style-name="T58">.</text:span><text:span text:style-name="T64">keySet</text:span><text:span text:style-name="T58">()) {</text:span></text:p>
      <text:p text:style-name="P35"><text:span text:style-name="T58"><text:s text:c="4"/></text:span><text:span text:style-name="T61">ArrayList </text:span><text:span text:style-name="T66">valor </text:span><text:span text:style-name="T63">= lista</text:span><text:span text:style-name="T59">.</text:span><text:span text:style-name="T65">get</text:span><text:span text:style-name="T59">(</text:span><text:span text:style-name="T66">Llave</text:span><text:span text:style-name="T59">);</text:span></text:p>
      <text:p text:style-name="P4"/>
      <text:p text:style-name="P4">FOR JAVA:</text:p>
      <text:p text:style-name="P4"/>
      <text:p text:style-name="P36"><text:span text:style-name="T57">for </text:span><text:span text:style-name="T58">(tipoDato/</text:span><text:span text:style-name="T60">Object variableConElementoLista</text:span><text:span text:style-name="T62">: lista</text:span><text:span text:style-name="T58">) { contenido }</text:span></text:p>
      <text:p text:style-name="P4"/>
      <text:p text:style-name="P4"/>
      <text:p text:style-name="P4">*******************************************************************?</text:p>
      <text:p text:style-name="P4"/>
      <text:p text:style-name="P4">REFERENCIA DE MÉTODOS:</text:p>
      <text:p text:style-name="P4"/>
      <text:p text:style-name="P4">Los métodos referenciados son una de las nuevas características de Java 8 que nos permite hacer referencia a los métodos y constructores por medio de una interface funcional, dicho de otra manera, podemos implementar la funcionalidad de un método abstracto por medio de la implementación de un método ya implementado, asignando el método implementado al método abstracto. Esto puede resultar un tanto extraño, sobre todo porque Java era, hasta la versión 8 un lenguaje demasiado estricto.</text:p>
      <text:p text:style-name="P4"/>
      <text:p text:style-name="P4">La siguiente imagen muestra más claro cómo funciona la referencia a métodos:</text:p>
      <text:p text:style-name="P4"><draw:frame draw:style-name="fr3" draw:name="gráficos9" text:anchor-type="paragraph" svg:width="17cm" svg:height="9.036cm" draw:z-index="19"><draw:image xlink:href="Pictures/2000000700004314000023A98F057A7C.svm" xlink:type="simple" xlink:show="embed" xlink:actuate="onLoad"/></draw:frame></text:p>
      <text:p text:style-name="P4">En la imagen podemos ver una interface funcional, la cual define un método abstracto, por otro lado, tenemos una clase Custom, la cual define un método implementado, este método tiene un cuerpo y una funcionalidad previamente implementada. Sabemos que el método abstracto de la interface funcional no tiene implementada una funcionalidad, pues es una interface, y queremos que el método abstracto haga referencia al método de la clase Custom, por lo cual “asignamos” o referenciamos el método de la clase custom por medio del método de la interface funcional. Para que un método pueda ser referenciado debe de coincidir los parámetros y el retorno de la interface funcional con el del método que queremos referenciar, por lo tanto, el nombre del método no <text:soft-page-break/>importaría.</text:p>
      <text:p text:style-name="P4">¿Pero cómo funciona esto?</text:p>
      <text:p text:style-name="P4">Cuando referenciamos un método, lo que pasa es que la funcionalidad del método original es implementada con una referencia al método referenciado, esto quieres decir que cuando ejecutemos el método de la interface funcional, en realidad lo que pasara es que se ejecutara el método de la otra clase, es importante aclarar que el método abstracto referencia a métodos de clase que sean: estático, constrcutor, método de un objeto. Sintaxis:</text:p>
      <text:p text:style-name="P4"/>
      <text:p text:style-name="P4">//Referencia a un método estatico/ o de un objeto.</text:p>
      <text:p text:style-name="P4">nombreInterface variable = nombreClase::nombreMétodo;</text:p>
      <text:p text:style-name="P4"/>
      <text:p text:style-name="P4">Ahora mismo variable tiene la referencia del método de la clase donde lo llamaremos mediante el método abstacto.</text:p>
      <text:p text:style-name="P4"/>
      <text:p text:style-name="P4">Variable.métodoAbstracto();</text:p>
      <text:p text:style-name="P4"/>
      <text:p text:style-name="P4">También puede llegar a darse el caso de que el método abstracto referencia al constructor de la clase, esto sería como crear un objeto.</text:p>
      <text:p text:style-name="P4"/>
      <text:p text:style-name="P4">NombreInterface variable = nombreClase::new;</text:p>
      <text:p text:style-name="P4">variable.métodoAbstracto();</text:p>
      <text:p text:style-name="P4"/>
      <text:p text:style-name="P4">*******************************************************************?</text:p>
      <text:p text:style-name="P4"/>
      <text:p text:style-name="P4">API REST:</text:p>
      <text:p text:style-name="P4"/>
      <text:p text:style-name="P4"/>
      <text:p text:style-name="P4">la API Stream nos permite realizar operaciones de tipo filtro/mapeo/reducción sobre colecciones de datos de forma secuencial o paralela y que su implementación sea transparente para el desarrollador. Lambdas y Stream son una combinación muy poderosa que requiere un cambio de paradigma en la forma en la que hemos escrito código Java hasta el momento.</text:p>
      <text:p text:style-name="P4"/>
      <text:p text:style-name="P4">Stream se define como una secuencia de elementos que provienen de una fuente que soporta operaciones para el procesamiento de sus datos:</text:p>
      <text:p text:style-name="P4"/>
      <text:p text:style-name="P4"><text:s/>- De forma declarativa usando expresiones lambda.</text:p>
      <text:p text:style-name="P4"><text:s/>- Permitiendo el posible encadenamiento de varias operaciones, con lo que se logra tener un código fácil de leer y con un objetivo claro.</text:p>
      <text:p text:style-name="P4"><text:s/>- De forma secuencial o paralela (Fork/Join).</text:p>
      <text:p text:style-name="P4">Las estructuras que soportan esta nueva API se encuentran en el paquete java.util.stream y en especial, la interface java.util.stream.Stream define un Stream.</text:p>
      <text:p text:style-name="P4"/>
      <text:p text:style-name="P4">*******************************************</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Geneva" svg:font-family="Geneva, Tahoma, 'Nimbus Sans L', sans-serif"/>
    <style:font-face style:name="Lato" svg:font-family="Lato, sans-serif"/>
    <style:font-face style:name="Lora" svg:font-family="Lora, serif"/>
    <style:font-face style:name="Menlo" svg:font-family="Menlo, Monaco, Consolas, 'Courier New', monospace"/>
    <style:font-face style:name="Monaco" svg:font-family="Monaco, MonacoRegular, 'Courier New', monospace"/>
    <style:font-face style:name="Montserrat" svg:font-family="Montserrat"/>
    <style:font-face style:name="OpenSymbol" svg:font-family="OpenSymbol"/>
    <style:font-face style:name="Oswald" svg:font-family="Oswald, sans-serif"/>
    <style:font-face style:name="Roboto Slab" svg:font-family="'Roboto Slab'"/>
    <style:font-face style:name="SFMono-Regular" svg:font-family="SFMono-Regular, Menlo, Monaco, Consolas, 'Liberation Mono', 'Courier New', monospace"/>
    <style:font-face style:name="Source Code Pro" svg:font-family="'Source Code Pro'"/>
    <style:font-face style:name="Titillium Web" svg:font-family="'Titillium Web'"/>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0T09:07:39.45</meta:creation-date>
    <meta:generator>OpenOffice/4.1.6$Win32 OpenOffice.org_project/416m1$Build-9790</meta:generator>
    <dc:date>2020-02-20T17:56:07.33</dc:date>
    <meta:editing-duration>P1DT14H39M56S</meta:editing-duration>
    <meta:editing-cycles>161</meta:editing-cycles>
    <meta:document-statistic meta:table-count="1" meta:image-count="9" meta:object-count="1" meta:page-count="28" meta:paragraph-count="513" meta:word-count="8907" meta:character-count="56245"/>
  </office:meta>
</office:document-meta>
</file>